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154in"/>
    </style:style>
    <style:style style:name="co4" style:family="table-column">
      <style:table-column-properties fo:break-before="auto" style:column-width="1.4043in"/>
    </style:style>
    <style:style style:name="co5" style:family="table-column">
      <style:table-column-properties fo:break-before="auto" style:column-width="1.672in"/>
    </style:style>
    <style:style style:name="co6" style:family="table-column">
      <style:table-column-properties fo:break-before="auto" style:column-width="1.522in"/>
    </style:style>
    <style:style style:name="co7" style:family="table-column">
      <style:table-column-properties fo:break-before="auto" style:column-width="1.8654in"/>
    </style:style>
    <style:style style:name="co8" style:family="table-column">
      <style:table-column-properties fo:break-before="auto" style:column-width="1.6618in"/>
    </style:style>
    <style:style style:name="co9" style:family="table-column">
      <style:table-column-properties fo:break-before="auto" style:column-width="1.7902in"/>
    </style:style>
    <style:style style:name="co10" style:family="table-column">
      <style:table-column-properties fo:break-before="auto" style:column-width="1.83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/>
          <table:table-cell office:value-type="float" office:value="2024" calcext:value-type="float">
            <text:p>2024</text:p>
          </table:table-cell>
          <table:table-cell office:value-type="float" office:value="2023" calcext:value-type="float">
            <text:p>2023</text:p>
          </table:table-cell>
          <table:table-cell office:value-type="float" office:value="2022" calcext:value-type="float">
            <text:p>2022</text:p>
          </table:table-cell>
          <table:table-cell office:value-type="float" office:value="2021" calcext:value-type="float">
            <text:p>2021</text:p>
          </table:table-cell>
          <table:table-cell office:value-type="float" office:value="2020" calcext:value-type="float">
            <text:p>2020</text:p>
          </table:table-cell>
          <table:table-cell office:value-type="float" office:value="2019" calcext:value-type="float">
            <text:p>2019</text:p>
          </table:table-cell>
          <table:table-cell office:value-type="float" office:value="2018" calcext:value-type="float">
            <text:p>2018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PostgreSQL</text:p>
          </table:table-cell>
          <table:table-cell table:formula="of:=IF(ISNA(VLOOKUP([.$A2];INDIRECT(&quot;$'&quot;&amp;[.B$1]&amp;&quot;'.A:B&quot;);2;0));&quot;&quot;;VLOOKUP([.$A2];INDIRECT(&quot;$'&quot;&amp;[.B$1]&amp;&quot;'.A:B&quot;);2;0))" office:value-type="float" office:value="1" calcext:value-type="float">
            <text:p>1</text:p>
          </table:table-cell>
          <table:table-cell table:formula="of:=IF(ISNA(VLOOKUP([.$A2];INDIRECT(&quot;$'&quot;&amp;[.C$1]&amp;&quot;'.A:B&quot;);2;0));&quot;&quot;;VLOOKUP([.$A2];INDIRECT(&quot;$'&quot;&amp;[.C$1]&amp;&quot;'.A:B&quot;);2;0))" office:value-type="float" office:value="1" calcext:value-type="float">
            <text:p>1</text:p>
          </table:table-cell>
          <table:table-cell table:style-name="ce1" table:formula="of:=IF(ISNA(VLOOKUP([.$A2];INDIRECT(&quot;$'&quot;&amp;[.D$1]&amp;&quot;'.A:B&quot;);2;0));&quot;&quot;;VLOOKUP([.$A2];INDIRECT(&quot;$'&quot;&amp;[.D$1]&amp;&quot;'.A:B&quot;);2;0))" office:value-type="float" office:value="2" calcext:value-type="float">
            <text:p>2</text:p>
          </table:table-cell>
          <table:table-cell table:style-name="ce1" table:formula="of:=IF(ISNA(VLOOKUP([.$A2];INDIRECT(&quot;$'&quot;&amp;[.E$1]&amp;&quot;'.A:B&quot;);2;0));&quot;&quot;;VLOOKUP([.$A2];INDIRECT(&quot;$'&quot;&amp;[.E$1]&amp;&quot;'.A:B&quot;);2;0))" office:value-type="float" office:value="2" calcext:value-type="float">
            <text:p>2</text:p>
          </table:table-cell>
          <table:table-cell table:style-name="ce1" table:formula="of:=IF(ISNA(VLOOKUP([.$A2];INDIRECT(&quot;$'&quot;&amp;[.F$1]&amp;&quot;'.A:B&quot;);2;0));&quot;&quot;;VLOOKUP([.$A2];INDIRECT(&quot;$'&quot;&amp;[.F$1]&amp;&quot;'.A:B&quot;);2;0))" office:value-type="float" office:value="2" calcext:value-type="float">
            <text:p>2</text:p>
          </table:table-cell>
          <table:table-cell table:style-name="ce1" table:formula="of:=IF(ISNA(VLOOKUP([.$A2];INDIRECT(&quot;$'&quot;&amp;[.G$1]&amp;&quot;'.A:B&quot;);2;0));&quot;&quot;;VLOOKUP([.$A2];INDIRECT(&quot;$'&quot;&amp;[.G$1]&amp;&quot;'.A:B&quot;);2;0))" office:value-type="float" office:value="2" calcext:value-type="float">
            <text:p>2</text:p>
          </table:table-cell>
          <table:table-cell table:style-name="ce1" table:formula="of:=IF(ISNA(VLOOKUP([.$A2];INDIRECT(&quot;$'&quot;&amp;[.H$1]&amp;&quot;'.A:B&quot;);2;0));&quot;&quot;;VLOOKUP([.$A2];INDIRECT(&quot;$'&quot;&amp;[.H$1]&amp;&quot;'.A:B&quot;);2;0))" office:value-type="float" office:value="3" calcext:value-type="float">
            <text:p>3</text:p>
          </table:table-cell>
          <table:table-cell table:style-name="ce1" table:formula="of:=IF(ISNA(VLOOKUP([.$A2];INDIRECT(&quot;$'&quot;&amp;[.I$1]&amp;&quot;'.A:B&quot;);2;0));&quot;&quot;;VLOOKUP([.$A2];INDIRECT(&quot;$'&quot;&amp;[.I$1]&amp;&quot;'.A:B&quot;);2;0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ySQL</text:p>
          </table:table-cell>
          <table:table-cell table:formula="of:=IF(ISNA(VLOOKUP([.$A3];INDIRECT(&quot;$'&quot;&amp;[.B$1]&amp;&quot;'.A:B&quot;);2;0));&quot;&quot;;VLOOKUP([.$A3];INDIRECT(&quot;$'&quot;&amp;[.B$1]&amp;&quot;'.A:B&quot;);2;0))" office:value-type="float" office:value="2" calcext:value-type="float">
            <text:p>2</text:p>
          </table:table-cell>
          <table:table-cell table:formula="of:=IF(ISNA(VLOOKUP([.$A3];INDIRECT(&quot;$'&quot;&amp;[.C$1]&amp;&quot;'.A:B&quot;);2;0));&quot;&quot;;VLOOKUP([.$A3];INDIRECT(&quot;$'&quot;&amp;[.C$1]&amp;&quot;'.A:B&quot;);2;0))" office:value-type="float" office:value="2" calcext:value-type="float">
            <text:p>2</text:p>
          </table:table-cell>
          <table:table-cell table:formula="of:=IF(ISNA(VLOOKUP([.$A3];INDIRECT(&quot;$'&quot;&amp;[.D$1]&amp;&quot;'.A:B&quot;);2;0));&quot;&quot;;VLOOKUP([.$A3];INDIRECT(&quot;$'&quot;&amp;[.D$1]&amp;&quot;'.A:B&quot;);2;0))" office:value-type="float" office:value="1" calcext:value-type="float">
            <text:p>1</text:p>
          </table:table-cell>
          <table:table-cell table:formula="of:=IF(ISNA(VLOOKUP([.$A3];INDIRECT(&quot;$'&quot;&amp;[.E$1]&amp;&quot;'.A:B&quot;);2;0));&quot;&quot;;VLOOKUP([.$A3];INDIRECT(&quot;$'&quot;&amp;[.E$1]&amp;&quot;'.A:B&quot;);2;0))" office:value-type="float" office:value="1" calcext:value-type="float">
            <text:p>1</text:p>
          </table:table-cell>
          <table:table-cell table:formula="of:=IF(ISNA(VLOOKUP([.$A3];INDIRECT(&quot;$'&quot;&amp;[.F$1]&amp;&quot;'.A:B&quot;);2;0));&quot;&quot;;VLOOKUP([.$A3];INDIRECT(&quot;$'&quot;&amp;[.F$1]&amp;&quot;'.A:B&quot;);2;0))" office:value-type="float" office:value="1" calcext:value-type="float">
            <text:p>1</text:p>
          </table:table-cell>
          <table:table-cell table:formula="of:=IF(ISNA(VLOOKUP([.$A3];INDIRECT(&quot;$'&quot;&amp;[.G$1]&amp;&quot;'.A:B&quot;);2;0));&quot;&quot;;VLOOKUP([.$A3];INDIRECT(&quot;$'&quot;&amp;[.G$1]&amp;&quot;'.A:B&quot;);2;0))" office:value-type="float" office:value="1" calcext:value-type="float">
            <text:p>1</text:p>
          </table:table-cell>
          <table:table-cell table:formula="of:=IF(ISNA(VLOOKUP([.$A3];INDIRECT(&quot;$'&quot;&amp;[.H$1]&amp;&quot;'.A:B&quot;);2;0));&quot;&quot;;VLOOKUP([.$A3];INDIRECT(&quot;$'&quot;&amp;[.H$1]&amp;&quot;'.A:B&quot;);2;0))" office:value-type="float" office:value="1" calcext:value-type="float">
            <text:p>1</text:p>
          </table:table-cell>
          <table:table-cell table:formula="of:=IF(ISNA(VLOOKUP([.$A3];INDIRECT(&quot;$'&quot;&amp;[.I$1]&amp;&quot;'.A:B&quot;);2;0));&quot;&quot;;VLOOKUP([.$A3];INDIRECT(&quot;$'&quot;&amp;[.I$1]&amp;&quot;'.A:B&quot;);2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QLite</text:p>
          </table:table-cell>
          <table:table-cell table:formula="of:=IF(ISNA(VLOOKUP([.$A4];INDIRECT(&quot;$'&quot;&amp;[.B$1]&amp;&quot;'.A:B&quot;);2;0));&quot;&quot;;VLOOKUP([.$A4];INDIRECT(&quot;$'&quot;&amp;[.B$1]&amp;&quot;'.A:B&quot;);2;0))" office:value-type="float" office:value="3" calcext:value-type="float">
            <text:p>3</text:p>
          </table:table-cell>
          <table:table-cell table:formula="of:=IF(ISNA(VLOOKUP([.$A4];INDIRECT(&quot;$'&quot;&amp;[.C$1]&amp;&quot;'.A:B&quot;);2;0));&quot;&quot;;VLOOKUP([.$A4];INDIRECT(&quot;$'&quot;&amp;[.C$1]&amp;&quot;'.A:B&quot;);2;0))" office:value-type="float" office:value="3" calcext:value-type="float">
            <text:p>3</text:p>
          </table:table-cell>
          <table:table-cell table:style-name="ce1" table:formula="of:=IF(ISNA(VLOOKUP([.$A4];INDIRECT(&quot;$'&quot;&amp;[.D$1]&amp;&quot;'.A:B&quot;);2;0));&quot;&quot;;VLOOKUP([.$A4];INDIRECT(&quot;$'&quot;&amp;[.D$1]&amp;&quot;'.A:B&quot;);2;0))" office:value-type="float" office:value="3" calcext:value-type="float">
            <text:p>3</text:p>
          </table:table-cell>
          <table:table-cell table:style-name="ce1" table:formula="of:=IF(ISNA(VLOOKUP([.$A4];INDIRECT(&quot;$'&quot;&amp;[.E$1]&amp;&quot;'.A:B&quot;);2;0));&quot;&quot;;VLOOKUP([.$A4];INDIRECT(&quot;$'&quot;&amp;[.E$1]&amp;&quot;'.A:B&quot;);2;0))" office:value-type="float" office:value="3" calcext:value-type="float">
            <text:p>3</text:p>
          </table:table-cell>
          <table:table-cell table:style-name="ce1" table:formula="of:=IF(ISNA(VLOOKUP([.$A4];INDIRECT(&quot;$'&quot;&amp;[.F$1]&amp;&quot;'.A:B&quot;);2;0));&quot;&quot;;VLOOKUP([.$A4];INDIRECT(&quot;$'&quot;&amp;[.F$1]&amp;&quot;'.A:B&quot;);2;0))" office:value-type="float" office:value="4" calcext:value-type="float">
            <text:p>4</text:p>
          </table:table-cell>
          <table:table-cell table:style-name="ce1" table:formula="of:=IF(ISNA(VLOOKUP([.$A4];INDIRECT(&quot;$'&quot;&amp;[.G$1]&amp;&quot;'.A:B&quot;);2;0));&quot;&quot;;VLOOKUP([.$A4];INDIRECT(&quot;$'&quot;&amp;[.G$1]&amp;&quot;'.A:B&quot;);2;0))" office:value-type="float" office:value="4" calcext:value-type="float">
            <text:p>4</text:p>
          </table:table-cell>
          <table:table-cell table:style-name="ce1" table:formula="of:=IF(ISNA(VLOOKUP([.$A4];INDIRECT(&quot;$'&quot;&amp;[.H$1]&amp;&quot;'.A:B&quot;);2;0));&quot;&quot;;VLOOKUP([.$A4];INDIRECT(&quot;$'&quot;&amp;[.H$1]&amp;&quot;'.A:B&quot;);2;0))" office:value-type="float" office:value="5" calcext:value-type="float">
            <text:p>5</text:p>
          </table:table-cell>
          <table:table-cell table:style-name="ce1" table:formula="of:=IF(ISNA(VLOOKUP([.$A4];INDIRECT(&quot;$'&quot;&amp;[.I$1]&amp;&quot;'.A:B&quot;);2;0));&quot;&quot;;VLOOKUP([.$A4];INDIRECT(&quot;$'&quot;&amp;[.I$1]&amp;&quot;'.A:B&quot;);2;0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crosoft SQL Server</text:p>
          </table:table-cell>
          <table:table-cell table:formula="of:=IF(ISNA(VLOOKUP([.$A5];INDIRECT(&quot;$'&quot;&amp;[.B$1]&amp;&quot;'.A:B&quot;);2;0));&quot;&quot;;VLOOKUP([.$A5];INDIRECT(&quot;$'&quot;&amp;[.B$1]&amp;&quot;'.A:B&quot;);2;0))" office:value-type="float" office:value="4" calcext:value-type="float">
            <text:p>4</text:p>
          </table:table-cell>
          <table:table-cell table:formula="of:=IF(ISNA(VLOOKUP([.$A5];INDIRECT(&quot;$'&quot;&amp;[.C$1]&amp;&quot;'.A:B&quot;);2;0));&quot;&quot;;VLOOKUP([.$A5];INDIRECT(&quot;$'&quot;&amp;[.C$1]&amp;&quot;'.A:B&quot;);2;0))" office:value-type="float" office:value="5" calcext:value-type="float">
            <text:p>5</text:p>
          </table:table-cell>
          <table:table-cell table:formula="of:=IF(ISNA(VLOOKUP([.$A5];INDIRECT(&quot;$'&quot;&amp;[.D$1]&amp;&quot;'.A:B&quot;);2;0));&quot;&quot;;VLOOKUP([.$A5];INDIRECT(&quot;$'&quot;&amp;[.D$1]&amp;&quot;'.A:B&quot;);2;0))" office:value-type="float" office:value="5" calcext:value-type="float">
            <text:p>5</text:p>
          </table:table-cell>
          <table:table-cell table:style-name="ce1" table:formula="of:=IF(ISNA(VLOOKUP([.$A5];INDIRECT(&quot;$'&quot;&amp;[.E$1]&amp;&quot;'.A:B&quot;);2;0));&quot;&quot;;VLOOKUP([.$A5];INDIRECT(&quot;$'&quot;&amp;[.E$1]&amp;&quot;'.A:B&quot;);2;0))" office:value-type="float" office:value="5" calcext:value-type="float">
            <text:p>5</text:p>
          </table:table-cell>
          <table:table-cell table:style-name="ce1" table:formula="of:=IF(ISNA(VLOOKUP([.$A5];INDIRECT(&quot;$'&quot;&amp;[.F$1]&amp;&quot;'.A:B&quot;);2;0));&quot;&quot;;VLOOKUP([.$A5];INDIRECT(&quot;$'&quot;&amp;[.F$1]&amp;&quot;'.A:B&quot;);2;0))" office:value-type="float" office:value="3" calcext:value-type="float">
            <text:p>3</text:p>
          </table:table-cell>
          <table:table-cell table:style-name="ce1" table:formula="of:=IF(ISNA(VLOOKUP([.$A5];INDIRECT(&quot;$'&quot;&amp;[.G$1]&amp;&quot;'.A:B&quot;);2;0));&quot;&quot;;VLOOKUP([.$A5];INDIRECT(&quot;$'&quot;&amp;[.G$1]&amp;&quot;'.A:B&quot;);2;0))" office:value-type="float" office:value="3" calcext:value-type="float">
            <text:p>3</text:p>
          </table:table-cell>
          <table:table-cell table:style-name="ce1" table:formula="of:=IF(ISNA(VLOOKUP([.$A5];INDIRECT(&quot;$'&quot;&amp;[.H$1]&amp;&quot;'.A:B&quot;);2;0));&quot;&quot;;VLOOKUP([.$A5];INDIRECT(&quot;$'&quot;&amp;[.H$1]&amp;&quot;'.A:B&quot;);2;0))" office:value-type="float" office:value="2" calcext:value-type="float">
            <text:p>2</text:p>
          </table:table-cell>
          <table:table-cell table:style-name="ce1" table:formula="of:=IF(ISNA(VLOOKUP([.$A5];INDIRECT(&quot;$'&quot;&amp;[.I$1]&amp;&quot;'.A:B&quot;);2;0));&quot;&quot;;VLOOKUP([.$A5];INDIRECT(&quot;$'&quot;&amp;[.I$1]&amp;&quot;'.A:B&quot;);2;0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ngoDB</text:p>
          </table:table-cell>
          <table:table-cell table:formula="of:=IF(ISNA(VLOOKUP([.$A6];INDIRECT(&quot;$'&quot;&amp;[.B$1]&amp;&quot;'.A:B&quot;);2;0));&quot;&quot;;VLOOKUP([.$A6];INDIRECT(&quot;$'&quot;&amp;[.B$1]&amp;&quot;'.A:B&quot;);2;0))" office:value-type="float" office:value="5" calcext:value-type="float">
            <text:p>5</text:p>
          </table:table-cell>
          <table:table-cell table:formula="of:=IF(ISNA(VLOOKUP([.$A6];INDIRECT(&quot;$'&quot;&amp;[.C$1]&amp;&quot;'.A:B&quot;);2;0));&quot;&quot;;VLOOKUP([.$A6];INDIRECT(&quot;$'&quot;&amp;[.C$1]&amp;&quot;'.A:B&quot;);2;0))" office:value-type="float" office:value="4" calcext:value-type="float">
            <text:p>4</text:p>
          </table:table-cell>
          <table:table-cell table:style-name="ce1" table:formula="of:=IF(ISNA(VLOOKUP([.$A6];INDIRECT(&quot;$'&quot;&amp;[.D$1]&amp;&quot;'.A:B&quot;);2;0));&quot;&quot;;VLOOKUP([.$A6];INDIRECT(&quot;$'&quot;&amp;[.D$1]&amp;&quot;'.A:B&quot;);2;0))" office:value-type="float" office:value="4" calcext:value-type="float">
            <text:p>4</text:p>
          </table:table-cell>
          <table:table-cell table:style-name="ce1" table:formula="of:=IF(ISNA(VLOOKUP([.$A6];INDIRECT(&quot;$'&quot;&amp;[.E$1]&amp;&quot;'.A:B&quot;);2;0));&quot;&quot;;VLOOKUP([.$A6];INDIRECT(&quot;$'&quot;&amp;[.E$1]&amp;&quot;'.A:B&quot;);2;0))" office:value-type="float" office:value="4" calcext:value-type="float">
            <text:p>4</text:p>
          </table:table-cell>
          <table:table-cell table:style-name="ce1" table:formula="of:=IF(ISNA(VLOOKUP([.$A6];INDIRECT(&quot;$'&quot;&amp;[.F$1]&amp;&quot;'.A:B&quot;);2;0));&quot;&quot;;VLOOKUP([.$A6];INDIRECT(&quot;$'&quot;&amp;[.F$1]&amp;&quot;'.A:B&quot;);2;0))" office:value-type="float" office:value="5" calcext:value-type="float">
            <text:p>5</text:p>
          </table:table-cell>
          <table:table-cell table:style-name="ce1" table:formula="of:=IF(ISNA(VLOOKUP([.$A6];INDIRECT(&quot;$'&quot;&amp;[.G$1]&amp;&quot;'.A:B&quot;);2;0));&quot;&quot;;VLOOKUP([.$A6];INDIRECT(&quot;$'&quot;&amp;[.G$1]&amp;&quot;'.A:B&quot;);2;0))" office:value-type="float" office:value="5" calcext:value-type="float">
            <text:p>5</text:p>
          </table:table-cell>
          <table:table-cell table:style-name="ce1" table:formula="of:=IF(ISNA(VLOOKUP([.$A6];INDIRECT(&quot;$'&quot;&amp;[.H$1]&amp;&quot;'.A:B&quot;);2;0));&quot;&quot;;VLOOKUP([.$A6];INDIRECT(&quot;$'&quot;&amp;[.H$1]&amp;&quot;'.A:B&quot;);2;0))" office:value-type="float" office:value="4" calcext:value-type="float">
            <text:p>4</text:p>
          </table:table-cell>
          <table:table-cell table:style-name="ce1" table:formula="of:=IF(ISNA(VLOOKUP([.$A6];INDIRECT(&quot;$'&quot;&amp;[.I$1]&amp;&quot;'.A:B&quot;);2;0));&quot;&quot;;VLOOKUP([.$A6];INDIRECT(&quot;$'&quot;&amp;[.I$1]&amp;&quot;'.A:B&quot;);2;0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dis</text:p>
          </table:table-cell>
          <table:table-cell table:formula="of:=IF(ISNA(VLOOKUP([.$A7];INDIRECT(&quot;$'&quot;&amp;[.B$1]&amp;&quot;'.A:B&quot;);2;0));&quot;&quot;;VLOOKUP([.$A7];INDIRECT(&quot;$'&quot;&amp;[.B$1]&amp;&quot;'.A:B&quot;);2;0))" office:value-type="float" office:value="6" calcext:value-type="float">
            <text:p>6</text:p>
          </table:table-cell>
          <table:table-cell table:formula="of:=IF(ISNA(VLOOKUP([.$A7];INDIRECT(&quot;$'&quot;&amp;[.C$1]&amp;&quot;'.A:B&quot;);2;0));&quot;&quot;;VLOOKUP([.$A7];INDIRECT(&quot;$'&quot;&amp;[.C$1]&amp;&quot;'.A:B&quot;);2;0))" office:value-type="float" office:value="6" calcext:value-type="float">
            <text:p>6</text:p>
          </table:table-cell>
          <table:table-cell table:style-name="ce1" table:formula="of:=IF(ISNA(VLOOKUP([.$A7];INDIRECT(&quot;$'&quot;&amp;[.D$1]&amp;&quot;'.A:B&quot;);2;0));&quot;&quot;;VLOOKUP([.$A7];INDIRECT(&quot;$'&quot;&amp;[.D$1]&amp;&quot;'.A:B&quot;);2;0))" office:value-type="float" office:value="6" calcext:value-type="float">
            <text:p>6</text:p>
          </table:table-cell>
          <table:table-cell table:style-name="ce1" table:formula="of:=IF(ISNA(VLOOKUP([.$A7];INDIRECT(&quot;$'&quot;&amp;[.E$1]&amp;&quot;'.A:B&quot;);2;0));&quot;&quot;;VLOOKUP([.$A7];INDIRECT(&quot;$'&quot;&amp;[.E$1]&amp;&quot;'.A:B&quot;);2;0))" office:value-type="float" office:value="6" calcext:value-type="float">
            <text:p>6</text:p>
          </table:table-cell>
          <table:table-cell table:style-name="ce1" table:formula="of:=IF(ISNA(VLOOKUP([.$A7];INDIRECT(&quot;$'&quot;&amp;[.F$1]&amp;&quot;'.A:B&quot;);2;0));&quot;&quot;;VLOOKUP([.$A7];INDIRECT(&quot;$'&quot;&amp;[.F$1]&amp;&quot;'.A:B&quot;);2;0))" office:value-type="float" office:value="6" calcext:value-type="float">
            <text:p>6</text:p>
          </table:table-cell>
          <table:table-cell table:style-name="ce1" table:formula="of:=IF(ISNA(VLOOKUP([.$A7];INDIRECT(&quot;$'&quot;&amp;[.G$1]&amp;&quot;'.A:B&quot;);2;0));&quot;&quot;;VLOOKUP([.$A7];INDIRECT(&quot;$'&quot;&amp;[.G$1]&amp;&quot;'.A:B&quot;);2;0))" office:value-type="float" office:value="6" calcext:value-type="float">
            <text:p>6</text:p>
          </table:table-cell>
          <table:table-cell table:style-name="ce1" table:formula="of:=IF(ISNA(VLOOKUP([.$A7];INDIRECT(&quot;$'&quot;&amp;[.H$1]&amp;&quot;'.A:B&quot;);2;0));&quot;&quot;;VLOOKUP([.$A7];INDIRECT(&quot;$'&quot;&amp;[.H$1]&amp;&quot;'.A:B&quot;);2;0))" office:value-type="float" office:value="6" calcext:value-type="float">
            <text:p>6</text:p>
          </table:table-cell>
          <table:table-cell table:style-name="ce1" table:formula="of:=IF(ISNA(VLOOKUP([.$A7];INDIRECT(&quot;$'&quot;&amp;[.I$1]&amp;&quot;'.A:B&quot;);2;0));&quot;&quot;;VLOOKUP([.$A7];INDIRECT(&quot;$'&quot;&amp;[.I$1]&amp;&quot;'.A:B&quot;);2;0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riaDB</text:p>
          </table:table-cell>
          <table:table-cell table:formula="of:=IF(ISNA(VLOOKUP([.$A8];INDIRECT(&quot;$'&quot;&amp;[.B$1]&amp;&quot;'.A:B&quot;);2;0));&quot;&quot;;VLOOKUP([.$A8];INDIRECT(&quot;$'&quot;&amp;[.B$1]&amp;&quot;'.A:B&quot;);2;0))" office:value-type="float" office:value="7" calcext:value-type="float">
            <text:p>7</text:p>
          </table:table-cell>
          <table:table-cell table:formula="of:=IF(ISNA(VLOOKUP([.$A8];INDIRECT(&quot;$'&quot;&amp;[.C$1]&amp;&quot;'.A:B&quot;);2;0));&quot;&quot;;VLOOKUP([.$A8];INDIRECT(&quot;$'&quot;&amp;[.C$1]&amp;&quot;'.A:B&quot;);2;0))" office:value-type="float" office:value="7" calcext:value-type="float">
            <text:p>7</text:p>
          </table:table-cell>
          <table:table-cell table:style-name="ce1" table:formula="of:=IF(ISNA(VLOOKUP([.$A8];INDIRECT(&quot;$'&quot;&amp;[.D$1]&amp;&quot;'.A:B&quot;);2;0));&quot;&quot;;VLOOKUP([.$A8];INDIRECT(&quot;$'&quot;&amp;[.D$1]&amp;&quot;'.A:B&quot;);2;0))" office:value-type="float" office:value="7" calcext:value-type="float">
            <text:p>7</text:p>
          </table:table-cell>
          <table:table-cell table:style-name="ce1" table:formula="of:=IF(ISNA(VLOOKUP([.$A8];INDIRECT(&quot;$'&quot;&amp;[.E$1]&amp;&quot;'.A:B&quot;);2;0));&quot;&quot;;VLOOKUP([.$A8];INDIRECT(&quot;$'&quot;&amp;[.E$1]&amp;&quot;'.A:B&quot;);2;0))" office:value-type="float" office:value="7" calcext:value-type="float">
            <text:p>7</text:p>
          </table:table-cell>
          <table:table-cell table:style-name="ce1" table:formula="of:=IF(ISNA(VLOOKUP([.$A8];INDIRECT(&quot;$'&quot;&amp;[.F$1]&amp;&quot;'.A:B&quot;);2;0));&quot;&quot;;VLOOKUP([.$A8];INDIRECT(&quot;$'&quot;&amp;[.F$1]&amp;&quot;'.A:B&quot;);2;0))" office:value-type="float" office:value="7" calcext:value-type="float">
            <text:p>7</text:p>
          </table:table-cell>
          <table:table-cell table:style-name="ce1" table:formula="of:=IF(ISNA(VLOOKUP([.$A8];INDIRECT(&quot;$'&quot;&amp;[.G$1]&amp;&quot;'.A:B&quot;);2;0));&quot;&quot;;VLOOKUP([.$A8];INDIRECT(&quot;$'&quot;&amp;[.G$1]&amp;&quot;'.A:B&quot;);2;0))" office:value-type="float" office:value="7" calcext:value-type="float">
            <text:p>7</text:p>
          </table:table-cell>
          <table:table-cell table:style-name="ce1" table:formula="of:=IF(ISNA(VLOOKUP([.$A8];INDIRECT(&quot;$'&quot;&amp;[.H$1]&amp;&quot;'.A:B&quot;);2;0));&quot;&quot;;VLOOKUP([.$A8];INDIRECT(&quot;$'&quot;&amp;[.H$1]&amp;&quot;'.A:B&quot;);2;0))" office:value-type="float" office:value="8" calcext:value-type="float">
            <text:p>8</text:p>
          </table:table-cell>
          <table:table-cell table:formula="of:=IF(ISNA(VLOOKUP([.$A8];INDIRECT(&quot;$'&quot;&amp;[.I$1]&amp;&quot;'.A:B&quot;);2;0));&quot;&quot;;VLOOKUP([.$A8];INDIRECT(&quot;$'&quot;&amp;[.I$1]&amp;&quot;'.A:B&quot;);2;0))">
            <text:p/>
          </table:table-cell>
        </table:table-row>
        <table:table-row table:style-name="ro1">
          <table:table-cell office:value-type="string" calcext:value-type="string">
            <text:p>Elasticsearch</text:p>
          </table:table-cell>
          <table:table-cell table:formula="of:=IF(ISNA(VLOOKUP([.$A9];INDIRECT(&quot;$'&quot;&amp;[.B$1]&amp;&quot;'.A:B&quot;);2;0));&quot;&quot;;VLOOKUP([.$A9];INDIRECT(&quot;$'&quot;&amp;[.B$1]&amp;&quot;'.A:B&quot;);2;0))" office:value-type="float" office:value="8" calcext:value-type="float">
            <text:p>8</text:p>
          </table:table-cell>
          <table:table-cell table:formula="of:=IF(ISNA(VLOOKUP([.$A9];INDIRECT(&quot;$'&quot;&amp;[.C$1]&amp;&quot;'.A:B&quot;);2;0));&quot;&quot;;VLOOKUP([.$A9];INDIRECT(&quot;$'&quot;&amp;[.C$1]&amp;&quot;'.A:B&quot;);2;0))" office:value-type="float" office:value="8" calcext:value-type="float">
            <text:p>8</text:p>
          </table:table-cell>
          <table:table-cell table:formula="of:=IF(ISNA(VLOOKUP([.$A9];INDIRECT(&quot;$'&quot;&amp;[.D$1]&amp;&quot;'.A:B&quot;);2;0));&quot;&quot;;VLOOKUP([.$A9];INDIRECT(&quot;$'&quot;&amp;[.D$1]&amp;&quot;'.A:B&quot;);2;0))" office:value-type="float" office:value="8" calcext:value-type="float">
            <text:p>8</text:p>
          </table:table-cell>
          <table:table-cell table:formula="of:=IF(ISNA(VLOOKUP([.$A9];INDIRECT(&quot;$'&quot;&amp;[.E$1]&amp;&quot;'.A:B&quot;);2;0));&quot;&quot;;VLOOKUP([.$A9];INDIRECT(&quot;$'&quot;&amp;[.E$1]&amp;&quot;'.A:B&quot;);2;0))" office:value-type="float" office:value="9" calcext:value-type="float">
            <text:p>9</text:p>
          </table:table-cell>
          <table:table-cell table:formula="of:=IF(ISNA(VLOOKUP([.$A9];INDIRECT(&quot;$'&quot;&amp;[.F$1]&amp;&quot;'.A:B&quot;);2;0));&quot;&quot;;VLOOKUP([.$A9];INDIRECT(&quot;$'&quot;&amp;[.F$1]&amp;&quot;'.A:B&quot;);2;0))" office:value-type="float" office:value="10" calcext:value-type="float">
            <text:p>10</text:p>
          </table:table-cell>
          <table:table-cell table:formula="of:=IF(ISNA(VLOOKUP([.$A9];INDIRECT(&quot;$'&quot;&amp;[.G$1]&amp;&quot;'.A:B&quot;);2;0));&quot;&quot;;VLOOKUP([.$A9];INDIRECT(&quot;$'&quot;&amp;[.G$1]&amp;&quot;'.A:B&quot;);2;0))" office:value-type="float" office:value="9" calcext:value-type="float">
            <text:p>9</text:p>
          </table:table-cell>
          <table:table-cell table:style-name="ce1" table:formula="of:=IF(ISNA(VLOOKUP([.$A9];INDIRECT(&quot;$'&quot;&amp;[.H$1]&amp;&quot;'.A:B&quot;);2;0));&quot;&quot;;VLOOKUP([.$A9];INDIRECT(&quot;$'&quot;&amp;[.H$1]&amp;&quot;'.A:B&quot;);2;0))" office:value-type="float" office:value="7" calcext:value-type="float">
            <text:p>7</text:p>
          </table:table-cell>
          <table:table-cell table:formula="of:=IF(ISNA(VLOOKUP([.$A9];INDIRECT(&quot;$'&quot;&amp;[.I$1]&amp;&quot;'.A:B&quot;);2;0));&quot;&quot;;VLOOKUP([.$A9];INDIRECT(&quot;$'&quot;&amp;[.I$1]&amp;&quot;'.A:B&quot;);2;0))">
            <text:p/>
          </table:table-cell>
        </table:table-row>
        <table:table-row table:style-name="ro1">
          <table:table-cell office:value-type="string" calcext:value-type="string">
            <text:p>Oracle</text:p>
          </table:table-cell>
          <table:table-cell table:formula="of:=IF(ISNA(VLOOKUP([.$A10];INDIRECT(&quot;$'&quot;&amp;[.B$1]&amp;&quot;'.A:B&quot;);2;0));&quot;&quot;;VLOOKUP([.$A10];INDIRECT(&quot;$'&quot;&amp;[.B$1]&amp;&quot;'.A:B&quot;);2;0))" office:value-type="float" office:value="9" calcext:value-type="float">
            <text:p>9</text:p>
          </table:table-cell>
          <table:table-cell table:style-name="ce1" table:formula="of:=IF(ISNA(VLOOKUP([.$A10];INDIRECT(&quot;$'&quot;&amp;[.C$1]&amp;&quot;'.A:B&quot;);2;0));&quot;&quot;;VLOOKUP([.$A10];INDIRECT(&quot;$'&quot;&amp;[.C$1]&amp;&quot;'.A:B&quot;);2;0))" office:value-type="float" office:value="9" calcext:value-type="float">
            <text:p>9</text:p>
          </table:table-cell>
          <table:table-cell table:style-name="ce1" table:formula="of:=IF(ISNA(VLOOKUP([.$A10];INDIRECT(&quot;$'&quot;&amp;[.D$1]&amp;&quot;'.A:B&quot;);2;0));&quot;&quot;;VLOOKUP([.$A10];INDIRECT(&quot;$'&quot;&amp;[.D$1]&amp;&quot;'.A:B&quot;);2;0))" office:value-type="float" office:value="9" calcext:value-type="float">
            <text:p>9</text:p>
          </table:table-cell>
          <table:table-cell table:style-name="ce1" table:formula="of:=IF(ISNA(VLOOKUP([.$A10];INDIRECT(&quot;$'&quot;&amp;[.E$1]&amp;&quot;'.A:B&quot;);2;0));&quot;&quot;;VLOOKUP([.$A10];INDIRECT(&quot;$'&quot;&amp;[.E$1]&amp;&quot;'.A:B&quot;);2;0))" office:value-type="float" office:value="10" calcext:value-type="float">
            <text:p>10</text:p>
          </table:table-cell>
          <table:table-cell table:style-name="ce1" table:formula="of:=IF(ISNA(VLOOKUP([.$A10];INDIRECT(&quot;$'&quot;&amp;[.F$1]&amp;&quot;'.A:B&quot;);2;0));&quot;&quot;;VLOOKUP([.$A10];INDIRECT(&quot;$'&quot;&amp;[.F$1]&amp;&quot;'.A:B&quot;);2;0))" office:value-type="float" office:value="8" calcext:value-type="float">
            <text:p>8</text:p>
          </table:table-cell>
          <table:table-cell table:style-name="ce1" table:formula="of:=IF(ISNA(VLOOKUP([.$A10];INDIRECT(&quot;$'&quot;&amp;[.G$1]&amp;&quot;'.A:B&quot;);2;0));&quot;&quot;;VLOOKUP([.$A10];INDIRECT(&quot;$'&quot;&amp;[.G$1]&amp;&quot;'.A:B&quot;);2;0))" office:value-type="float" office:value="8" calcext:value-type="float">
            <text:p>8</text:p>
          </table:table-cell>
          <table:table-cell table:style-name="ce1" table:formula="of:=IF(ISNA(VLOOKUP([.$A10];INDIRECT(&quot;$'&quot;&amp;[.H$1]&amp;&quot;'.A:B&quot;);2;0));&quot;&quot;;VLOOKUP([.$A10];INDIRECT(&quot;$'&quot;&amp;[.H$1]&amp;&quot;'.A:B&quot;);2;0))" office:value-type="float" office:value="9" calcext:value-type="float">
            <text:p>9</text:p>
          </table:table-cell>
          <table:table-cell table:style-name="ce1" table:formula="of:=IF(ISNA(VLOOKUP([.$A10];INDIRECT(&quot;$'&quot;&amp;[.I$1]&amp;&quot;'.A:B&quot;);2;0));&quot;&quot;;VLOOKUP([.$A10];INDIRECT(&quot;$'&quot;&amp;[.I$1]&amp;&quot;'.A:B&quot;);2;0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mazon DynamoDB</text:p>
          </table:table-cell>
          <table:table-cell table:formula="of:=IF(ISNA(VLOOKUP([.$A11];INDIRECT(&quot;$'&quot;&amp;[.B$1]&amp;&quot;'.A:B&quot;);2;0));&quot;&quot;;VLOOKUP([.$A11];INDIRECT(&quot;$'&quot;&amp;[.B$1]&amp;&quot;'.A:B&quot;);2;0))" office:value-type="float" office:value="10" calcext:value-type="float">
            <text:p>10</text:p>
          </table:table-cell>
          <table:table-cell table:formula="of:=IF(ISNA(VLOOKUP([.$A11];INDIRECT(&quot;$'&quot;&amp;[.C$1]&amp;&quot;'.A:B&quot;);2;0));&quot;&quot;;VLOOKUP([.$A11];INDIRECT(&quot;$'&quot;&amp;[.C$1]&amp;&quot;'.A:B&quot;);2;0))" office:value-type="float" office:value="10" calcext:value-type="float">
            <text:p>10</text:p>
          </table:table-cell>
          <table:table-cell table:style-name="ce1" table:formula="of:=IF(ISNA(VLOOKUP([.$A11];INDIRECT(&quot;$'&quot;&amp;[.D$1]&amp;&quot;'.A:B&quot;);2;0));&quot;&quot;;VLOOKUP([.$A11];INDIRECT(&quot;$'&quot;&amp;[.D$1]&amp;&quot;'.A:B&quot;);2;0))" office:value-type="float" office:value="11" calcext:value-type="float">
            <text:p>11</text:p>
          </table:table-cell>
          <table:table-cell table:style-name="ce1" table:formula="of:=IF(ISNA(VLOOKUP([.$A11];INDIRECT(&quot;$'&quot;&amp;[.E$1]&amp;&quot;'.A:B&quot;);2;0));&quot;&quot;;VLOOKUP([.$A11];INDIRECT(&quot;$'&quot;&amp;[.E$1]&amp;&quot;'.A:B&quot;);2;0))" office:value-type="float" office:value="11" calcext:value-type="float">
            <text:p>11</text:p>
          </table:table-cell>
          <table:table-cell table:style-name="ce1" table:formula="of:=IF(ISNA(VLOOKUP([.$A11];INDIRECT(&quot;$'&quot;&amp;[.F$1]&amp;&quot;'.A:B&quot;);2;0));&quot;&quot;;VLOOKUP([.$A11];INDIRECT(&quot;$'&quot;&amp;[.F$1]&amp;&quot;'.A:B&quot;);2;0))" office:value-type="float" office:value="11" calcext:value-type="float">
            <text:p>11</text:p>
          </table:table-cell>
          <table:table-cell table:style-name="ce1" table:formula="of:=IF(ISNA(VLOOKUP([.$A11];INDIRECT(&quot;$'&quot;&amp;[.G$1]&amp;&quot;'.A:B&quot;);2;0));&quot;&quot;;VLOOKUP([.$A11];INDIRECT(&quot;$'&quot;&amp;[.G$1]&amp;&quot;'.A:B&quot;);2;0))" office:value-type="float" office:value="11" calcext:value-type="float">
            <text:p>11</text:p>
          </table:table-cell>
          <table:table-cell table:style-name="ce1" table:formula="of:=IF(ISNA(VLOOKUP([.$A11];INDIRECT(&quot;$'&quot;&amp;[.H$1]&amp;&quot;'.A:B&quot;);2;0));&quot;&quot;;VLOOKUP([.$A11];INDIRECT(&quot;$'&quot;&amp;[.H$1]&amp;&quot;'.A:B&quot;);2;0))" office:value-type="float" office:value="13" calcext:value-type="float">
            <text:p>13</text:p>
          </table:table-cell>
          <table:table-cell table:formula="of:=IF(ISNA(VLOOKUP([.$A11];INDIRECT(&quot;$'&quot;&amp;[.I$1]&amp;&quot;'.A:B&quot;);2;0));&quot;&quot;;VLOOKUP([.$A11];INDIRECT(&quot;$'&quot;&amp;[.I$1]&amp;&quot;'.A:B&quot;);2;0))">
            <text:p/>
          </table:table-cell>
        </table:table-row>
        <table:table-row table:style-name="ro1">
          <table:table-cell office:value-type="string" calcext:value-type="string">
            <text:p>Firebase</text:p>
          </table:table-cell>
          <table:table-cell table:formula="of:=IF(ISNA(VLOOKUP([.$A12];INDIRECT(&quot;$'&quot;&amp;[.B$1]&amp;&quot;'.A:B&quot;);2;0));&quot;&quot;;VLOOKUP([.$A12];INDIRECT(&quot;$'&quot;&amp;[.B$1]&amp;&quot;'.A:B&quot;);2;0))" office:value-type="float" office:value="11" calcext:value-type="float">
            <text:p>11</text:p>
          </table:table-cell>
          <table:table-cell table:formula="of:=IF(ISNA(VLOOKUP([.$A12];INDIRECT(&quot;$'&quot;&amp;[.C$1]&amp;&quot;'.A:B&quot;);2;0));&quot;&quot;;VLOOKUP([.$A12];INDIRECT(&quot;$'&quot;&amp;[.C$1]&amp;&quot;'.A:B&quot;);2;0))" office:value-type="float" office:value="11" calcext:value-type="float">
            <text:p>11</text:p>
          </table:table-cell>
          <table:table-cell table:style-name="ce1" table:formula="of:=IF(ISNA(VLOOKUP([.$A12];INDIRECT(&quot;$'&quot;&amp;[.D$1]&amp;&quot;'.A:B&quot;);2;0));&quot;&quot;;VLOOKUP([.$A12];INDIRECT(&quot;$'&quot;&amp;[.D$1]&amp;&quot;'.A:B&quot;);2;0))" office:value-type="float" office:value="10" calcext:value-type="float">
            <text:p>10</text:p>
          </table:table-cell>
          <table:table-cell table:style-name="ce1" table:formula="of:=IF(ISNA(VLOOKUP([.$A12];INDIRECT(&quot;$'&quot;&amp;[.E$1]&amp;&quot;'.A:B&quot;);2;0));&quot;&quot;;VLOOKUP([.$A12];INDIRECT(&quot;$'&quot;&amp;[.E$1]&amp;&quot;'.A:B&quot;);2;0))" office:value-type="float" office:value="8" calcext:value-type="float">
            <text:p>8</text:p>
          </table:table-cell>
          <table:table-cell table:style-name="ce1" table:formula="of:=IF(ISNA(VLOOKUP([.$A12];INDIRECT(&quot;$'&quot;&amp;[.F$1]&amp;&quot;'.A:B&quot;);2;0));&quot;&quot;;VLOOKUP([.$A12];INDIRECT(&quot;$'&quot;&amp;[.F$1]&amp;&quot;'.A:B&quot;);2;0))" office:value-type="float" office:value="9" calcext:value-type="float">
            <text:p>9</text:p>
          </table:table-cell>
          <table:table-cell table:style-name="ce1" table:formula="of:=IF(ISNA(VLOOKUP([.$A12];INDIRECT(&quot;$'&quot;&amp;[.G$1]&amp;&quot;'.A:B&quot;);2;0));&quot;&quot;;VLOOKUP([.$A12];INDIRECT(&quot;$'&quot;&amp;[.G$1]&amp;&quot;'.A:B&quot;);2;0))" office:value-type="float" office:value="10" calcext:value-type="float">
            <text:p>10</text:p>
          </table:table-cell>
          <table:table-cell table:formula="of:=IF(ISNA(VLOOKUP([.$A12];INDIRECT(&quot;$'&quot;&amp;[.H$1]&amp;&quot;'.A:B&quot;);2;0));&quot;&quot;;VLOOKUP([.$A12];INDIRECT(&quot;$'&quot;&amp;[.H$1]&amp;&quot;'.A:B&quot;);2;0))">
            <text:p/>
          </table:table-cell>
          <table:table-cell table:formula="of:=IF(ISNA(VLOOKUP([.$A12];INDIRECT(&quot;$'&quot;&amp;[.I$1]&amp;&quot;'.A:B&quot;);2;0));&quot;&quot;;VLOOKUP([.$A12];INDIRECT(&quot;$'&quot;&amp;[.I$1]&amp;&quot;'.A:B&quot;);2;0))">
            <text:p/>
          </table:table-cell>
        </table:table-row>
        <table:table-row table:style-name="ro1">
          <table:table-cell office:value-type="string" calcext:value-type="string">
            <text:p>Cloud Firestore</text:p>
          </table:table-cell>
          <table:table-cell table:formula="of:=IF(ISNA(VLOOKUP([.$A13];INDIRECT(&quot;$'&quot;&amp;[.B$1]&amp;&quot;'.A:B&quot;);2;0));&quot;&quot;;VLOOKUP([.$A13];INDIRECT(&quot;$'&quot;&amp;[.B$1]&amp;&quot;'.A:B&quot;);2;0))" office:value-type="float" office:value="12" calcext:value-type="float">
            <text:p>12</text:p>
          </table:table-cell>
          <table:table-cell table:formula="of:=IF(ISNA(VLOOKUP([.$A13];INDIRECT(&quot;$'&quot;&amp;[.C$1]&amp;&quot;'.A:B&quot;);2;0));&quot;&quot;;VLOOKUP([.$A13];INDIRECT(&quot;$'&quot;&amp;[.C$1]&amp;&quot;'.A:B&quot;);2;0))" office:value-type="float" office:value="12" calcext:value-type="float">
            <text:p>12</text:p>
          </table:table-cell>
          <table:table-cell table:formula="of:=IF(ISNA(VLOOKUP([.$A13];INDIRECT(&quot;$'&quot;&amp;[.D$1]&amp;&quot;'.A:B&quot;);2;0));&quot;&quot;;VLOOKUP([.$A13];INDIRECT(&quot;$'&quot;&amp;[.D$1]&amp;&quot;'.A:B&quot;);2;0))" office:value-type="float" office:value="12" calcext:value-type="float">
            <text:p>12</text:p>
          </table:table-cell>
          <table:table-cell table:formula="of:=IF(ISNA(VLOOKUP([.$A13];INDIRECT(&quot;$'&quot;&amp;[.E$1]&amp;&quot;'.A:B&quot;);2;0));&quot;&quot;;VLOOKUP([.$A13];INDIRECT(&quot;$'&quot;&amp;[.E$1]&amp;&quot;'.A:B&quot;);2;0))">
            <text:p/>
          </table:table-cell>
          <table:table-cell table:formula="of:=IF(ISNA(VLOOKUP([.$A13];INDIRECT(&quot;$'&quot;&amp;[.F$1]&amp;&quot;'.A:B&quot;);2;0));&quot;&quot;;VLOOKUP([.$A13];INDIRECT(&quot;$'&quot;&amp;[.F$1]&amp;&quot;'.A:B&quot;);2;0))">
            <text:p/>
          </table:table-cell>
          <table:table-cell table:formula="of:=IF(ISNA(VLOOKUP([.$A13];INDIRECT(&quot;$'&quot;&amp;[.G$1]&amp;&quot;'.A:B&quot;);2;0));&quot;&quot;;VLOOKUP([.$A13];INDIRECT(&quot;$'&quot;&amp;[.G$1]&amp;&quot;'.A:B&quot;);2;0))">
            <text:p/>
          </table:table-cell>
          <table:table-cell table:style-name="ce1" table:formula="of:=IF(ISNA(VLOOKUP([.$A13];INDIRECT(&quot;$'&quot;&amp;[.H$1]&amp;&quot;'.A:B&quot;);2;0));&quot;&quot;;VLOOKUP([.$A13];INDIRECT(&quot;$'&quot;&amp;[.H$1]&amp;&quot;'.A:B&quot;);2;0))">
            <text:p/>
          </table:table-cell>
          <table:table-cell table:formula="of:=IF(ISNA(VLOOKUP([.$A13];INDIRECT(&quot;$'&quot;&amp;[.I$1]&amp;&quot;'.A:B&quot;);2;0));&quot;&quot;;VLOOKUP([.$A13];INDIRECT(&quot;$'&quot;&amp;[.I$1]&amp;&quot;'.A:B&quot;);2;0))">
            <text:p/>
          </table:table-cell>
        </table:table-row>
        <table:table-row table:style-name="ro1">
          <table:table-cell office:value-type="string" calcext:value-type="string">
            <text:p>BigQuery</text:p>
          </table:table-cell>
          <table:table-cell table:formula="of:=IF(ISNA(VLOOKUP([.$A14];INDIRECT(&quot;$'&quot;&amp;[.B$1]&amp;&quot;'.A:B&quot;);2;0));&quot;&quot;;VLOOKUP([.$A14];INDIRECT(&quot;$'&quot;&amp;[.B$1]&amp;&quot;'.A:B&quot;);2;0))" office:value-type="float" office:value="13" calcext:value-type="float">
            <text:p>13</text:p>
          </table:table-cell>
          <table:table-cell table:formula="of:=IF(ISNA(VLOOKUP([.$A14];INDIRECT(&quot;$'&quot;&amp;[.C$1]&amp;&quot;'.A:B&quot;);2;0));&quot;&quot;;VLOOKUP([.$A14];INDIRECT(&quot;$'&quot;&amp;[.C$1]&amp;&quot;'.A:B&quot;);2;0))" office:value-type="float" office:value="13" calcext:value-type="float">
            <text:p>13</text:p>
          </table:table-cell>
          <table:table-cell table:formula="of:=IF(ISNA(VLOOKUP([.$A14];INDIRECT(&quot;$'&quot;&amp;[.D$1]&amp;&quot;'.A:B&quot;);2;0));&quot;&quot;;VLOOKUP([.$A14];INDIRECT(&quot;$'&quot;&amp;[.D$1]&amp;&quot;'.A:B&quot;);2;0))">
            <text:p/>
          </table:table-cell>
          <table:table-cell table:formula="of:=IF(ISNA(VLOOKUP([.$A14];INDIRECT(&quot;$'&quot;&amp;[.E$1]&amp;&quot;'.A:B&quot;);2;0));&quot;&quot;;VLOOKUP([.$A14];INDIRECT(&quot;$'&quot;&amp;[.E$1]&amp;&quot;'.A:B&quot;);2;0))">
            <text:p/>
          </table:table-cell>
          <table:table-cell table:formula="of:=IF(ISNA(VLOOKUP([.$A14];INDIRECT(&quot;$'&quot;&amp;[.F$1]&amp;&quot;'.A:B&quot;);2;0));&quot;&quot;;VLOOKUP([.$A14];INDIRECT(&quot;$'&quot;&amp;[.F$1]&amp;&quot;'.A:B&quot;);2;0))">
            <text:p/>
          </table:table-cell>
          <table:table-cell table:formula="of:=IF(ISNA(VLOOKUP([.$A14];INDIRECT(&quot;$'&quot;&amp;[.G$1]&amp;&quot;'.A:B&quot;);2;0));&quot;&quot;;VLOOKUP([.$A14];INDIRECT(&quot;$'&quot;&amp;[.G$1]&amp;&quot;'.A:B&quot;);2;0))">
            <text:p/>
          </table:table-cell>
          <table:table-cell table:formula="of:=IF(ISNA(VLOOKUP([.$A14];INDIRECT(&quot;$'&quot;&amp;[.H$1]&amp;&quot;'.A:B&quot;);2;0));&quot;&quot;;VLOOKUP([.$A14];INDIRECT(&quot;$'&quot;&amp;[.H$1]&amp;&quot;'.A:B&quot;);2;0))">
            <text:p/>
          </table:table-cell>
          <table:table-cell table:formula="of:=IF(ISNA(VLOOKUP([.$A14];INDIRECT(&quot;$'&quot;&amp;[.I$1]&amp;&quot;'.A:B&quot;);2;0));&quot;&quot;;VLOOKUP([.$A14];INDIRECT(&quot;$'&quot;&amp;[.I$1]&amp;&quot;'.A:B&quot;);2;0))">
            <text:p/>
          </table:table-cell>
        </table:table-row>
        <table:table-row table:style-name="ro1">
          <table:table-cell office:value-type="string" calcext:value-type="string">
            <text:p>Microsoft Access</text:p>
          </table:table-cell>
          <table:table-cell table:formula="of:=IF(ISNA(VLOOKUP([.$A15];INDIRECT(&quot;$'&quot;&amp;[.B$1]&amp;&quot;'.A:B&quot;);2;0));&quot;&quot;;VLOOKUP([.$A15];INDIRECT(&quot;$'&quot;&amp;[.B$1]&amp;&quot;'.A:B&quot;);2;0))" office:value-type="float" office:value="14" calcext:value-type="float">
            <text:p>14</text:p>
          </table:table-cell>
          <table:table-cell table:style-name="ce1" table:formula="of:=IF(ISNA(VLOOKUP([.$A15];INDIRECT(&quot;$'&quot;&amp;[.C$1]&amp;&quot;'.A:B&quot;);2;0));&quot;&quot;;VLOOKUP([.$A15];INDIRECT(&quot;$'&quot;&amp;[.C$1]&amp;&quot;'.A:B&quot;);2;0))" office:value-type="float" office:value="14" calcext:value-type="float">
            <text:p>14</text:p>
          </table:table-cell>
          <table:table-cell table:formula="of:=IF(ISNA(VLOOKUP([.$A15];INDIRECT(&quot;$'&quot;&amp;[.D$1]&amp;&quot;'.A:B&quot;);2;0));&quot;&quot;;VLOOKUP([.$A15];INDIRECT(&quot;$'&quot;&amp;[.D$1]&amp;&quot;'.A:B&quot;);2;0))">
            <text:p/>
          </table:table-cell>
          <table:table-cell table:formula="of:=IF(ISNA(VLOOKUP([.$A15];INDIRECT(&quot;$'&quot;&amp;[.E$1]&amp;&quot;'.A:B&quot;);2;0));&quot;&quot;;VLOOKUP([.$A15];INDIRECT(&quot;$'&quot;&amp;[.E$1]&amp;&quot;'.A:B&quot;);2;0))">
            <text:p/>
          </table:table-cell>
          <table:table-cell table:formula="of:=IF(ISNA(VLOOKUP([.$A15];INDIRECT(&quot;$'&quot;&amp;[.F$1]&amp;&quot;'.A:B&quot;);2;0));&quot;&quot;;VLOOKUP([.$A15];INDIRECT(&quot;$'&quot;&amp;[.F$1]&amp;&quot;'.A:B&quot;);2;0))">
            <text:p/>
          </table:table-cell>
          <table:table-cell table:formula="of:=IF(ISNA(VLOOKUP([.$A15];INDIRECT(&quot;$'&quot;&amp;[.G$1]&amp;&quot;'.A:B&quot;);2;0));&quot;&quot;;VLOOKUP([.$A15];INDIRECT(&quot;$'&quot;&amp;[.G$1]&amp;&quot;'.A:B&quot;);2;0))">
            <text:p/>
          </table:table-cell>
          <table:table-cell table:formula="of:=IF(ISNA(VLOOKUP([.$A15];INDIRECT(&quot;$'&quot;&amp;[.H$1]&amp;&quot;'.A:B&quot;);2;0));&quot;&quot;;VLOOKUP([.$A15];INDIRECT(&quot;$'&quot;&amp;[.H$1]&amp;&quot;'.A:B&quot;);2;0))">
            <text:p/>
          </table:table-cell>
          <table:table-cell table:formula="of:=IF(ISNA(VLOOKUP([.$A15];INDIRECT(&quot;$'&quot;&amp;[.I$1]&amp;&quot;'.A:B&quot;);2;0));&quot;&quot;;VLOOKUP([.$A15];INDIRECT(&quot;$'&quot;&amp;[.I$1]&amp;&quot;'.A:B&quot;);2;0))">
            <text:p/>
          </table:table-cell>
        </table:table-row>
        <table:table-row table:style-name="ro1">
          <table:table-cell office:value-type="string" calcext:value-type="string">
            <text:p>Supabase</text:p>
          </table:table-cell>
          <table:table-cell table:formula="of:=IF(ISNA(VLOOKUP([.$A16];INDIRECT(&quot;$'&quot;&amp;[.B$1]&amp;&quot;'.A:B&quot;);2;0));&quot;&quot;;VLOOKUP([.$A16];INDIRECT(&quot;$'&quot;&amp;[.B$1]&amp;&quot;'.A:B&quot;);2;0))" office:value-type="float" office:value="15" calcext:value-type="float">
            <text:p>15</text:p>
          </table:table-cell>
          <table:table-cell table:formula="of:=IF(ISNA(VLOOKUP([.$A16];INDIRECT(&quot;$'&quot;&amp;[.C$1]&amp;&quot;'.A:B&quot;);2;0));&quot;&quot;;VLOOKUP([.$A16];INDIRECT(&quot;$'&quot;&amp;[.C$1]&amp;&quot;'.A:B&quot;);2;0))" office:value-type="float" office:value="17" calcext:value-type="float">
            <text:p>17</text:p>
          </table:table-cell>
          <table:table-cell table:formula="of:=IF(ISNA(VLOOKUP([.$A16];INDIRECT(&quot;$'&quot;&amp;[.D$1]&amp;&quot;'.A:B&quot;);2;0));&quot;&quot;;VLOOKUP([.$A16];INDIRECT(&quot;$'&quot;&amp;[.D$1]&amp;&quot;'.A:B&quot;);2;0))">
            <text:p/>
          </table:table-cell>
          <table:table-cell table:style-name="ce1" table:formula="of:=IF(ISNA(VLOOKUP([.$A16];INDIRECT(&quot;$'&quot;&amp;[.E$1]&amp;&quot;'.A:B&quot;);2;0));&quot;&quot;;VLOOKUP([.$A16];INDIRECT(&quot;$'&quot;&amp;[.E$1]&amp;&quot;'.A:B&quot;);2;0))">
            <text:p/>
          </table:table-cell>
          <table:table-cell table:style-name="ce1" table:formula="of:=IF(ISNA(VLOOKUP([.$A16];INDIRECT(&quot;$'&quot;&amp;[.F$1]&amp;&quot;'.A:B&quot;);2;0));&quot;&quot;;VLOOKUP([.$A16];INDIRECT(&quot;$'&quot;&amp;[.F$1]&amp;&quot;'.A:B&quot;);2;0))">
            <text:p/>
          </table:table-cell>
          <table:table-cell table:style-name="ce1" table:formula="of:=IF(ISNA(VLOOKUP([.$A16];INDIRECT(&quot;$'&quot;&amp;[.G$1]&amp;&quot;'.A:B&quot;);2;0));&quot;&quot;;VLOOKUP([.$A16];INDIRECT(&quot;$'&quot;&amp;[.G$1]&amp;&quot;'.A:B&quot;);2;0))">
            <text:p/>
          </table:table-cell>
          <table:table-cell table:formula="of:=IF(ISNA(VLOOKUP([.$A16];INDIRECT(&quot;$'&quot;&amp;[.H$1]&amp;&quot;'.A:B&quot;);2;0));&quot;&quot;;VLOOKUP([.$A16];INDIRECT(&quot;$'&quot;&amp;[.H$1]&amp;&quot;'.A:B&quot;);2;0))">
            <text:p/>
          </table:table-cell>
          <table:table-cell table:formula="of:=IF(ISNA(VLOOKUP([.$A16];INDIRECT(&quot;$'&quot;&amp;[.I$1]&amp;&quot;'.A:B&quot;);2;0));&quot;&quot;;VLOOKUP([.$A16];INDIRECT(&quot;$'&quot;&amp;[.I$1]&amp;&quot;'.A:B&quot;);2;0))">
            <text:p/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formula="of:=IF(ISNA(VLOOKUP([.$A17];INDIRECT(&quot;$'&quot;&amp;[.B$1]&amp;&quot;'.A:B&quot;);2;0));&quot;&quot;;VLOOKUP([.$A17];INDIRECT(&quot;$'&quot;&amp;[.B$1]&amp;&quot;'.A:B&quot;);2;0))" office:value-type="float" office:value="16" calcext:value-type="float">
            <text:p>16</text:p>
          </table:table-cell>
          <table:table-cell table:formula="of:=IF(ISNA(VLOOKUP([.$A17];INDIRECT(&quot;$'&quot;&amp;[.C$1]&amp;&quot;'.A:B&quot;);2;0));&quot;&quot;;VLOOKUP([.$A17];INDIRECT(&quot;$'&quot;&amp;[.C$1]&amp;&quot;'.A:B&quot;);2;0))" office:value-type="float" office:value="15" calcext:value-type="float">
            <text:p>15</text:p>
          </table:table-cell>
          <table:table-cell table:formula="of:=IF(ISNA(VLOOKUP([.$A17];INDIRECT(&quot;$'&quot;&amp;[.D$1]&amp;&quot;'.A:B&quot;);2;0));&quot;&quot;;VLOOKUP([.$A17];INDIRECT(&quot;$'&quot;&amp;[.D$1]&amp;&quot;'.A:B&quot;);2;0))">
            <text:p/>
          </table:table-cell>
          <table:table-cell table:formula="of:=IF(ISNA(VLOOKUP([.$A17];INDIRECT(&quot;$'&quot;&amp;[.E$1]&amp;&quot;'.A:B&quot;);2;0));&quot;&quot;;VLOOKUP([.$A17];INDIRECT(&quot;$'&quot;&amp;[.E$1]&amp;&quot;'.A:B&quot;);2;0))">
            <text:p/>
          </table:table-cell>
          <table:table-cell table:formula="of:=IF(ISNA(VLOOKUP([.$A17];INDIRECT(&quot;$'&quot;&amp;[.F$1]&amp;&quot;'.A:B&quot;);2;0));&quot;&quot;;VLOOKUP([.$A17];INDIRECT(&quot;$'&quot;&amp;[.F$1]&amp;&quot;'.A:B&quot;);2;0))">
            <text:p/>
          </table:table-cell>
          <table:table-cell table:formula="of:=IF(ISNA(VLOOKUP([.$A17];INDIRECT(&quot;$'&quot;&amp;[.G$1]&amp;&quot;'.A:B&quot;);2;0));&quot;&quot;;VLOOKUP([.$A17];INDIRECT(&quot;$'&quot;&amp;[.G$1]&amp;&quot;'.A:B&quot;);2;0))">
            <text:p/>
          </table:table-cell>
          <table:table-cell table:formula="of:=IF(ISNA(VLOOKUP([.$A17];INDIRECT(&quot;$'&quot;&amp;[.H$1]&amp;&quot;'.A:B&quot;);2;0));&quot;&quot;;VLOOKUP([.$A17];INDIRECT(&quot;$'&quot;&amp;[.H$1]&amp;&quot;'.A:B&quot;);2;0))">
            <text:p/>
          </table:table-cell>
          <table:table-cell table:formula="of:=IF(ISNA(VLOOKUP([.$A17];INDIRECT(&quot;$'&quot;&amp;[.I$1]&amp;&quot;'.A:B&quot;);2;0));&quot;&quot;;VLOOKUP([.$A17];INDIRECT(&quot;$'&quot;&amp;[.I$1]&amp;&quot;'.A:B&quot;);2;0))">
            <text:p/>
          </table:table-cell>
        </table:table-row>
        <table:table-row table:style-name="ro1">
          <table:table-cell office:value-type="string" calcext:value-type="string">
            <text:p>Cosmos DB</text:p>
          </table:table-cell>
          <table:table-cell table:formula="of:=IF(ISNA(VLOOKUP([.$A18];INDIRECT(&quot;$'&quot;&amp;[.B$1]&amp;&quot;'.A:B&quot;);2;0));&quot;&quot;;VLOOKUP([.$A18];INDIRECT(&quot;$'&quot;&amp;[.B$1]&amp;&quot;'.A:B&quot;);2;0))" office:value-type="float" office:value="17" calcext:value-type="float">
            <text:p>17</text:p>
          </table:table-cell>
          <table:table-cell table:formula="of:=IF(ISNA(VLOOKUP([.$A18];INDIRECT(&quot;$'&quot;&amp;[.C$1]&amp;&quot;'.A:B&quot;);2;0));&quot;&quot;;VLOOKUP([.$A18];INDIRECT(&quot;$'&quot;&amp;[.C$1]&amp;&quot;'.A:B&quot;);2;0))" office:value-type="float" office:value="16" calcext:value-type="float">
            <text:p>16</text:p>
          </table:table-cell>
          <table:table-cell table:formula="of:=IF(ISNA(VLOOKUP([.$A18];INDIRECT(&quot;$'&quot;&amp;[.D$1]&amp;&quot;'.A:B&quot;);2;0));&quot;&quot;;VLOOKUP([.$A18];INDIRECT(&quot;$'&quot;&amp;[.D$1]&amp;&quot;'.A:B&quot;);2;0))">
            <text:p/>
          </table:table-cell>
          <table:table-cell table:formula="of:=IF(ISNA(VLOOKUP([.$A18];INDIRECT(&quot;$'&quot;&amp;[.E$1]&amp;&quot;'.A:B&quot;);2;0));&quot;&quot;;VLOOKUP([.$A18];INDIRECT(&quot;$'&quot;&amp;[.E$1]&amp;&quot;'.A:B&quot;);2;0))">
            <text:p/>
          </table:table-cell>
          <table:table-cell table:formula="of:=IF(ISNA(VLOOKUP([.$A18];INDIRECT(&quot;$'&quot;&amp;[.F$1]&amp;&quot;'.A:B&quot;);2;0));&quot;&quot;;VLOOKUP([.$A18];INDIRECT(&quot;$'&quot;&amp;[.F$1]&amp;&quot;'.A:B&quot;);2;0))">
            <text:p/>
          </table:table-cell>
          <table:table-cell table:formula="of:=IF(ISNA(VLOOKUP([.$A18];INDIRECT(&quot;$'&quot;&amp;[.G$1]&amp;&quot;'.A:B&quot;);2;0));&quot;&quot;;VLOOKUP([.$A18];INDIRECT(&quot;$'&quot;&amp;[.G$1]&amp;&quot;'.A:B&quot;);2;0))">
            <text:p/>
          </table:table-cell>
          <table:table-cell table:formula="of:=IF(ISNA(VLOOKUP([.$A18];INDIRECT(&quot;$'&quot;&amp;[.H$1]&amp;&quot;'.A:B&quot;);2;0));&quot;&quot;;VLOOKUP([.$A18];INDIRECT(&quot;$'&quot;&amp;[.H$1]&amp;&quot;'.A:B&quot;);2;0))">
            <text:p/>
          </table:table-cell>
          <table:table-cell table:formula="of:=IF(ISNA(VLOOKUP([.$A18];INDIRECT(&quot;$'&quot;&amp;[.I$1]&amp;&quot;'.A:B&quot;);2;0));&quot;&quot;;VLOOKUP([.$A18];INDIRECT(&quot;$'&quot;&amp;[.I$1]&amp;&quot;'.A:B&quot;);2;0))">
            <text:p/>
          </table:table-cell>
        </table:table-row>
        <table:table-row table:style-name="ro1">
          <table:table-cell office:value-type="string" calcext:value-type="string">
            <text:p>Snowflake</text:p>
          </table:table-cell>
          <table:table-cell table:formula="of:=IF(ISNA(VLOOKUP([.$A19];INDIRECT(&quot;$'&quot;&amp;[.B$1]&amp;&quot;'.A:B&quot;);2;0));&quot;&quot;;VLOOKUP([.$A19];INDIRECT(&quot;$'&quot;&amp;[.B$1]&amp;&quot;'.A:B&quot;);2;0))" office:value-type="float" office:value="18" calcext:value-type="float">
            <text:p>18</text:p>
          </table:table-cell>
          <table:table-cell table:formula="of:=IF(ISNA(VLOOKUP([.$A19];INDIRECT(&quot;$'&quot;&amp;[.C$1]&amp;&quot;'.A:B&quot;);2;0));&quot;&quot;;VLOOKUP([.$A19];INDIRECT(&quot;$'&quot;&amp;[.C$1]&amp;&quot;'.A:B&quot;);2;0))" office:value-type="float" office:value="20" calcext:value-type="float">
            <text:p>20</text:p>
          </table:table-cell>
          <table:table-cell table:formula="of:=IF(ISNA(VLOOKUP([.$A19];INDIRECT(&quot;$'&quot;&amp;[.D$1]&amp;&quot;'.A:B&quot;);2;0));&quot;&quot;;VLOOKUP([.$A19];INDIRECT(&quot;$'&quot;&amp;[.D$1]&amp;&quot;'.A:B&quot;);2;0))">
            <text:p/>
          </table:table-cell>
          <table:table-cell table:formula="of:=IF(ISNA(VLOOKUP([.$A19];INDIRECT(&quot;$'&quot;&amp;[.E$1]&amp;&quot;'.A:B&quot;);2;0));&quot;&quot;;VLOOKUP([.$A19];INDIRECT(&quot;$'&quot;&amp;[.E$1]&amp;&quot;'.A:B&quot;);2;0))">
            <text:p/>
          </table:table-cell>
          <table:table-cell table:formula="of:=IF(ISNA(VLOOKUP([.$A19];INDIRECT(&quot;$'&quot;&amp;[.F$1]&amp;&quot;'.A:B&quot;);2;0));&quot;&quot;;VLOOKUP([.$A19];INDIRECT(&quot;$'&quot;&amp;[.F$1]&amp;&quot;'.A:B&quot;);2;0))">
            <text:p/>
          </table:table-cell>
          <table:table-cell table:formula="of:=IF(ISNA(VLOOKUP([.$A19];INDIRECT(&quot;$'&quot;&amp;[.G$1]&amp;&quot;'.A:B&quot;);2;0));&quot;&quot;;VLOOKUP([.$A19];INDIRECT(&quot;$'&quot;&amp;[.G$1]&amp;&quot;'.A:B&quot;);2;0))">
            <text:p/>
          </table:table-cell>
          <table:table-cell table:formula="of:=IF(ISNA(VLOOKUP([.$A19];INDIRECT(&quot;$'&quot;&amp;[.H$1]&amp;&quot;'.A:B&quot;);2;0));&quot;&quot;;VLOOKUP([.$A19];INDIRECT(&quot;$'&quot;&amp;[.H$1]&amp;&quot;'.A:B&quot;);2;0))">
            <text:p/>
          </table:table-cell>
          <table:table-cell table:formula="of:=IF(ISNA(VLOOKUP([.$A19];INDIRECT(&quot;$'&quot;&amp;[.I$1]&amp;&quot;'.A:B&quot;);2;0));&quot;&quot;;VLOOKUP([.$A19];INDIRECT(&quot;$'&quot;&amp;[.I$1]&amp;&quot;'.A:B&quot;);2;0))">
            <text:p/>
          </table:table-cell>
        </table:table-row>
        <table:table-row table:style-name="ro1">
          <table:table-cell office:value-type="string" calcext:value-type="string">
            <text:p>InfluxDB</text:p>
          </table:table-cell>
          <table:table-cell table:formula="of:=IF(ISNA(VLOOKUP([.$A20];INDIRECT(&quot;$'&quot;&amp;[.B$1]&amp;&quot;'.A:B&quot;);2;0));&quot;&quot;;VLOOKUP([.$A20];INDIRECT(&quot;$'&quot;&amp;[.B$1]&amp;&quot;'.A:B&quot;);2;0))" office:value-type="float" office:value="19" calcext:value-type="float">
            <text:p>19</text:p>
          </table:table-cell>
          <table:table-cell table:formula="of:=IF(ISNA(VLOOKUP([.$A20];INDIRECT(&quot;$'&quot;&amp;[.C$1]&amp;&quot;'.A:B&quot;);2;0));&quot;&quot;;VLOOKUP([.$A20];INDIRECT(&quot;$'&quot;&amp;[.C$1]&amp;&quot;'.A:B&quot;);2;0))" office:value-type="float" office:value="18" calcext:value-type="float">
            <text:p>18</text:p>
          </table:table-cell>
          <table:table-cell table:formula="of:=IF(ISNA(VLOOKUP([.$A20];INDIRECT(&quot;$'&quot;&amp;[.D$1]&amp;&quot;'.A:B&quot;);2;0));&quot;&quot;;VLOOKUP([.$A20];INDIRECT(&quot;$'&quot;&amp;[.D$1]&amp;&quot;'.A:B&quot;);2;0))">
            <text:p/>
          </table:table-cell>
          <table:table-cell table:formula="of:=IF(ISNA(VLOOKUP([.$A20];INDIRECT(&quot;$'&quot;&amp;[.E$1]&amp;&quot;'.A:B&quot;);2;0));&quot;&quot;;VLOOKUP([.$A20];INDIRECT(&quot;$'&quot;&amp;[.E$1]&amp;&quot;'.A:B&quot;);2;0))">
            <text:p/>
          </table:table-cell>
          <table:table-cell table:formula="of:=IF(ISNA(VLOOKUP([.$A20];INDIRECT(&quot;$'&quot;&amp;[.F$1]&amp;&quot;'.A:B&quot;);2;0));&quot;&quot;;VLOOKUP([.$A20];INDIRECT(&quot;$'&quot;&amp;[.F$1]&amp;&quot;'.A:B&quot;);2;0))">
            <text:p/>
          </table:table-cell>
          <table:table-cell table:formula="of:=IF(ISNA(VLOOKUP([.$A20];INDIRECT(&quot;$'&quot;&amp;[.G$1]&amp;&quot;'.A:B&quot;);2;0));&quot;&quot;;VLOOKUP([.$A20];INDIRECT(&quot;$'&quot;&amp;[.G$1]&amp;&quot;'.A:B&quot;);2;0))">
            <text:p/>
          </table:table-cell>
          <table:table-cell table:formula="of:=IF(ISNA(VLOOKUP([.$A20];INDIRECT(&quot;$'&quot;&amp;[.H$1]&amp;&quot;'.A:B&quot;);2;0));&quot;&quot;;VLOOKUP([.$A20];INDIRECT(&quot;$'&quot;&amp;[.H$1]&amp;&quot;'.A:B&quot;);2;0))">
            <text:p/>
          </table:table-cell>
          <table:table-cell table:formula="of:=IF(ISNA(VLOOKUP([.$A20];INDIRECT(&quot;$'&quot;&amp;[.I$1]&amp;&quot;'.A:B&quot;);2;0));&quot;&quot;;VLOOKUP([.$A20];INDIRECT(&quot;$'&quot;&amp;[.I$1]&amp;&quot;'.A:B&quot;);2;0))">
            <text:p/>
          </table:table-cell>
        </table:table-row>
        <table:table-row table:style-name="ro1">
          <table:table-cell office:value-type="string" calcext:value-type="string">
            <text:p>Cassandra</text:p>
          </table:table-cell>
          <table:table-cell table:formula="of:=IF(ISNA(VLOOKUP([.$A21];INDIRECT(&quot;$'&quot;&amp;[.B$1]&amp;&quot;'.A:B&quot;);2;0));&quot;&quot;;VLOOKUP([.$A21];INDIRECT(&quot;$'&quot;&amp;[.B$1]&amp;&quot;'.A:B&quot;);2;0))" office:value-type="float" office:value="20" calcext:value-type="float">
            <text:p>20</text:p>
          </table:table-cell>
          <table:table-cell table:formula="of:=IF(ISNA(VLOOKUP([.$A21];INDIRECT(&quot;$'&quot;&amp;[.C$1]&amp;&quot;'.A:B&quot;);2;0));&quot;&quot;;VLOOKUP([.$A21];INDIRECT(&quot;$'&quot;&amp;[.C$1]&amp;&quot;'.A:B&quot;);2;0))" office:value-type="float" office:value="19" calcext:value-type="float">
            <text:p>19</text:p>
          </table:table-cell>
          <table:table-cell table:formula="of:=IF(ISNA(VLOOKUP([.$A21];INDIRECT(&quot;$'&quot;&amp;[.D$1]&amp;&quot;'.A:B&quot;);2;0));&quot;&quot;;VLOOKUP([.$A21];INDIRECT(&quot;$'&quot;&amp;[.D$1]&amp;&quot;'.A:B&quot;);2;0))" office:value-type="float" office:value="13" calcext:value-type="float">
            <text:p>13</text:p>
          </table:table-cell>
          <table:table-cell table:formula="of:=IF(ISNA(VLOOKUP([.$A21];INDIRECT(&quot;$'&quot;&amp;[.E$1]&amp;&quot;'.A:B&quot;);2;0));&quot;&quot;;VLOOKUP([.$A21];INDIRECT(&quot;$'&quot;&amp;[.E$1]&amp;&quot;'.A:B&quot;);2;0))" office:value-type="float" office:value="12" calcext:value-type="float">
            <text:p>12</text:p>
          </table:table-cell>
          <table:table-cell table:formula="of:=IF(ISNA(VLOOKUP([.$A21];INDIRECT(&quot;$'&quot;&amp;[.F$1]&amp;&quot;'.A:B&quot;);2;0));&quot;&quot;;VLOOKUP([.$A21];INDIRECT(&quot;$'&quot;&amp;[.F$1]&amp;&quot;'.A:B&quot;);2;0))" office:value-type="float" office:value="12" calcext:value-type="float">
            <text:p>12</text:p>
          </table:table-cell>
          <table:table-cell table:formula="of:=IF(ISNA(VLOOKUP([.$A21];INDIRECT(&quot;$'&quot;&amp;[.G$1]&amp;&quot;'.A:B&quot;);2;0));&quot;&quot;;VLOOKUP([.$A21];INDIRECT(&quot;$'&quot;&amp;[.G$1]&amp;&quot;'.A:B&quot;);2;0))" office:value-type="float" office:value="12" calcext:value-type="float">
            <text:p>12</text:p>
          </table:table-cell>
          <table:table-cell table:formula="of:=IF(ISNA(VLOOKUP([.$A21];INDIRECT(&quot;$'&quot;&amp;[.H$1]&amp;&quot;'.A:B&quot;);2;0));&quot;&quot;;VLOOKUP([.$A21];INDIRECT(&quot;$'&quot;&amp;[.H$1]&amp;&quot;'.A:B&quot;);2;0))" office:value-type="float" office:value="15" calcext:value-type="float">
            <text:p>15</text:p>
          </table:table-cell>
          <table:table-cell table:style-name="ce1" table:formula="of:=IF(ISNA(VLOOKUP([.$A21];INDIRECT(&quot;$'&quot;&amp;[.I$1]&amp;&quot;'.A:B&quot;);2;0));&quot;&quot;;VLOOKUP([.$A21];INDIRECT(&quot;$'&quot;&amp;[.I$1]&amp;&quot;'.A:B&quot;);2;0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atabricks SQL</text:p>
          </table:table-cell>
          <table:table-cell table:formula="of:=IF(ISNA(VLOOKUP([.$A22];INDIRECT(&quot;$'&quot;&amp;[.B$1]&amp;&quot;'.A:B&quot;);2;0));&quot;&quot;;VLOOKUP([.$A22];INDIRECT(&quot;$'&quot;&amp;[.B$1]&amp;&quot;'.A:B&quot;);2;0))" office:value-type="float" office:value="21" calcext:value-type="float">
            <text:p>21</text:p>
          </table:table-cell>
          <table:table-cell table:formula="of:=IF(ISNA(VLOOKUP([.$A22];INDIRECT(&quot;$'&quot;&amp;[.C$1]&amp;&quot;'.A:B&quot;);2;0));&quot;&quot;;VLOOKUP([.$A22];INDIRECT(&quot;$'&quot;&amp;[.C$1]&amp;&quot;'.A:B&quot;);2;0))">
            <text:p/>
          </table:table-cell>
          <table:table-cell table:formula="of:=IF(ISNA(VLOOKUP([.$A22];INDIRECT(&quot;$'&quot;&amp;[.D$1]&amp;&quot;'.A:B&quot;);2;0));&quot;&quot;;VLOOKUP([.$A22];INDIRECT(&quot;$'&quot;&amp;[.D$1]&amp;&quot;'.A:B&quot;);2;0))">
            <text:p/>
          </table:table-cell>
          <table:table-cell table:formula="of:=IF(ISNA(VLOOKUP([.$A22];INDIRECT(&quot;$'&quot;&amp;[.E$1]&amp;&quot;'.A:B&quot;);2;0));&quot;&quot;;VLOOKUP([.$A22];INDIRECT(&quot;$'&quot;&amp;[.E$1]&amp;&quot;'.A:B&quot;);2;0))">
            <text:p/>
          </table:table-cell>
          <table:table-cell table:formula="of:=IF(ISNA(VLOOKUP([.$A22];INDIRECT(&quot;$'&quot;&amp;[.F$1]&amp;&quot;'.A:B&quot;);2;0));&quot;&quot;;VLOOKUP([.$A22];INDIRECT(&quot;$'&quot;&amp;[.F$1]&amp;&quot;'.A:B&quot;);2;0))">
            <text:p/>
          </table:table-cell>
          <table:table-cell table:formula="of:=IF(ISNA(VLOOKUP([.$A22];INDIRECT(&quot;$'&quot;&amp;[.G$1]&amp;&quot;'.A:B&quot;);2;0));&quot;&quot;;VLOOKUP([.$A22];INDIRECT(&quot;$'&quot;&amp;[.G$1]&amp;&quot;'.A:B&quot;);2;0))">
            <text:p/>
          </table:table-cell>
          <table:table-cell table:formula="of:=IF(ISNA(VLOOKUP([.$A22];INDIRECT(&quot;$'&quot;&amp;[.H$1]&amp;&quot;'.A:B&quot;);2;0));&quot;&quot;;VLOOKUP([.$A22];INDIRECT(&quot;$'&quot;&amp;[.H$1]&amp;&quot;'.A:B&quot;);2;0))">
            <text:p/>
          </table:table-cell>
          <table:table-cell table:formula="of:=IF(ISNA(VLOOKUP([.$A22];INDIRECT(&quot;$'&quot;&amp;[.I$1]&amp;&quot;'.A:B&quot;);2;0));&quot;&quot;;VLOOKUP([.$A22];INDIRECT(&quot;$'&quot;&amp;[.I$1]&amp;&quot;'.A:B&quot;);2;0))">
            <text:p/>
          </table:table-cell>
        </table:table-row>
        <table:table-row table:style-name="ro1">
          <table:table-cell office:value-type="string" calcext:value-type="string">
            <text:p>Neo4J</text:p>
          </table:table-cell>
          <table:table-cell table:formula="of:=IF(ISNA(VLOOKUP([.$A23];INDIRECT(&quot;$'&quot;&amp;[.B$1]&amp;&quot;'.A:B&quot;);2;0));&quot;&quot;;VLOOKUP([.$A23];INDIRECT(&quot;$'&quot;&amp;[.B$1]&amp;&quot;'.A:B&quot;);2;0))" office:value-type="float" office:value="22" calcext:value-type="float">
            <text:p>22</text:p>
          </table:table-cell>
          <table:table-cell table:formula="of:=IF(ISNA(VLOOKUP([.$A23];INDIRECT(&quot;$'&quot;&amp;[.C$1]&amp;&quot;'.A:B&quot;);2;0));&quot;&quot;;VLOOKUP([.$A23];INDIRECT(&quot;$'&quot;&amp;[.C$1]&amp;&quot;'.A:B&quot;);2;0))" office:value-type="float" office:value="21" calcext:value-type="float">
            <text:p>21</text:p>
          </table:table-cell>
          <table:table-cell table:formula="of:=IF(ISNA(VLOOKUP([.$A23];INDIRECT(&quot;$'&quot;&amp;[.D$1]&amp;&quot;'.A:B&quot;);2;0));&quot;&quot;;VLOOKUP([.$A23];INDIRECT(&quot;$'&quot;&amp;[.D$1]&amp;&quot;'.A:B&quot;);2;0))" office:value-type="float" office:value="14" calcext:value-type="float">
            <text:p>14</text:p>
          </table:table-cell>
          <table:table-cell table:formula="of:=IF(ISNA(VLOOKUP([.$A23];INDIRECT(&quot;$'&quot;&amp;[.E$1]&amp;&quot;'.A:B&quot;);2;0));&quot;&quot;;VLOOKUP([.$A23];INDIRECT(&quot;$'&quot;&amp;[.E$1]&amp;&quot;'.A:B&quot;);2;0))">
            <text:p/>
          </table:table-cell>
          <table:table-cell table:formula="of:=IF(ISNA(VLOOKUP([.$A23];INDIRECT(&quot;$'&quot;&amp;[.F$1]&amp;&quot;'.A:B&quot;);2;0));&quot;&quot;;VLOOKUP([.$A23];INDIRECT(&quot;$'&quot;&amp;[.F$1]&amp;&quot;'.A:B&quot;);2;0))">
            <text:p/>
          </table:table-cell>
          <table:table-cell table:formula="of:=IF(ISNA(VLOOKUP([.$A23];INDIRECT(&quot;$'&quot;&amp;[.G$1]&amp;&quot;'.A:B&quot;);2;0));&quot;&quot;;VLOOKUP([.$A23];INDIRECT(&quot;$'&quot;&amp;[.G$1]&amp;&quot;'.A:B&quot;);2;0))">
            <text:p/>
          </table:table-cell>
          <table:table-cell table:formula="of:=IF(ISNA(VLOOKUP([.$A23];INDIRECT(&quot;$'&quot;&amp;[.H$1]&amp;&quot;'.A:B&quot;);2;0));&quot;&quot;;VLOOKUP([.$A23];INDIRECT(&quot;$'&quot;&amp;[.H$1]&amp;&quot;'.A:B&quot;);2;0))" office:value-type="float" office:value="17" calcext:value-type="float">
            <text:p>17</text:p>
          </table:table-cell>
          <table:table-cell table:formula="of:=IF(ISNA(VLOOKUP([.$A23];INDIRECT(&quot;$'&quot;&amp;[.I$1]&amp;&quot;'.A:B&quot;);2;0));&quot;&quot;;VLOOKUP([.$A23];INDIRECT(&quot;$'&quot;&amp;[.I$1]&amp;&quot;'.A:B&quot;);2;0))">
            <text:p/>
          </table:table-cell>
        </table:table-row>
        <table:table-row table:style-name="ro1">
          <table:table-cell office:value-type="string" calcext:value-type="string">
            <text:p>IBM DB2</text:p>
          </table:table-cell>
          <table:table-cell table:formula="of:=IF(ISNA(VLOOKUP([.$A24];INDIRECT(&quot;$'&quot;&amp;[.B$1]&amp;&quot;'.A:B&quot;);2;0));&quot;&quot;;VLOOKUP([.$A24];INDIRECT(&quot;$'&quot;&amp;[.B$1]&amp;&quot;'.A:B&quot;);2;0))" office:value-type="float" office:value="23" calcext:value-type="float">
            <text:p>23</text:p>
          </table:table-cell>
          <table:table-cell table:formula="of:=IF(ISNA(VLOOKUP([.$A24];INDIRECT(&quot;$'&quot;&amp;[.C$1]&amp;&quot;'.A:B&quot;);2;0));&quot;&quot;;VLOOKUP([.$A24];INDIRECT(&quot;$'&quot;&amp;[.C$1]&amp;&quot;'.A:B&quot;);2;0))" office:value-type="float" office:value="22" calcext:value-type="float">
            <text:p>22</text:p>
          </table:table-cell>
          <table:table-cell table:formula="of:=IF(ISNA(VLOOKUP([.$A24];INDIRECT(&quot;$'&quot;&amp;[.D$1]&amp;&quot;'.A:B&quot;);2;0));&quot;&quot;;VLOOKUP([.$A24];INDIRECT(&quot;$'&quot;&amp;[.D$1]&amp;&quot;'.A:B&quot;);2;0))" office:value-type="float" office:value="15" calcext:value-type="float">
            <text:p>15</text:p>
          </table:table-cell>
          <table:table-cell table:formula="of:=IF(ISNA(VLOOKUP([.$A24];INDIRECT(&quot;$'&quot;&amp;[.E$1]&amp;&quot;'.A:B&quot;);2;0));&quot;&quot;;VLOOKUP([.$A24];INDIRECT(&quot;$'&quot;&amp;[.E$1]&amp;&quot;'.A:B&quot;);2;0))" office:value-type="float" office:value="13" calcext:value-type="float">
            <text:p>13</text:p>
          </table:table-cell>
          <table:table-cell table:formula="of:=IF(ISNA(VLOOKUP([.$A24];INDIRECT(&quot;$'&quot;&amp;[.F$1]&amp;&quot;'.A:B&quot;);2;0));&quot;&quot;;VLOOKUP([.$A24];INDIRECT(&quot;$'&quot;&amp;[.F$1]&amp;&quot;'.A:B&quot;);2;0))" office:value-type="float" office:value="13" calcext:value-type="float">
            <text:p>13</text:p>
          </table:table-cell>
          <table:table-cell table:formula="of:=IF(ISNA(VLOOKUP([.$A24];INDIRECT(&quot;$'&quot;&amp;[.G$1]&amp;&quot;'.A:B&quot;);2;0));&quot;&quot;;VLOOKUP([.$A24];INDIRECT(&quot;$'&quot;&amp;[.G$1]&amp;&quot;'.A:B&quot;);2;0))">
            <text:p/>
          </table:table-cell>
          <table:table-cell table:formula="of:=IF(ISNA(VLOOKUP([.$A24];INDIRECT(&quot;$'&quot;&amp;[.H$1]&amp;&quot;'.A:B&quot;);2;0));&quot;&quot;;VLOOKUP([.$A24];INDIRECT(&quot;$'&quot;&amp;[.H$1]&amp;&quot;'.A:B&quot;);2;0))" office:value-type="float" office:value="16" calcext:value-type="float">
            <text:p>16</text:p>
          </table:table-cell>
          <table:table-cell table:formula="of:=IF(ISNA(VLOOKUP([.$A24];INDIRECT(&quot;$'&quot;&amp;[.I$1]&amp;&quot;'.A:B&quot;);2;0));&quot;&quot;;VLOOKUP([.$A24];INDIRECT(&quot;$'&quot;&amp;[.I$1]&amp;&quot;'.A:B&quot;);2;0))">
            <text:p/>
          </table:table-cell>
        </table:table-row>
        <table:table-row table:style-name="ro1">
          <table:table-cell office:value-type="string" calcext:value-type="string">
            <text:p>Clickhouse</text:p>
          </table:table-cell>
          <table:table-cell table:formula="of:=IF(ISNA(VLOOKUP([.$A25];INDIRECT(&quot;$'&quot;&amp;[.B$1]&amp;&quot;'.A:B&quot;);2;0));&quot;&quot;;VLOOKUP([.$A25];INDIRECT(&quot;$'&quot;&amp;[.B$1]&amp;&quot;'.A:B&quot;);2;0))" office:value-type="float" office:value="24" calcext:value-type="float">
            <text:p>24</text:p>
          </table:table-cell>
          <table:table-cell table:formula="of:=IF(ISNA(VLOOKUP([.$A25];INDIRECT(&quot;$'&quot;&amp;[.C$1]&amp;&quot;'.A:B&quot;);2;0));&quot;&quot;;VLOOKUP([.$A25];INDIRECT(&quot;$'&quot;&amp;[.C$1]&amp;&quot;'.A:B&quot;);2;0))" office:value-type="float" office:value="26" calcext:value-type="float">
            <text:p>26</text:p>
          </table:table-cell>
          <table:table-cell table:formula="of:=IF(ISNA(VLOOKUP([.$A25];INDIRECT(&quot;$'&quot;&amp;[.D$1]&amp;&quot;'.A:B&quot;);2;0));&quot;&quot;;VLOOKUP([.$A25];INDIRECT(&quot;$'&quot;&amp;[.D$1]&amp;&quot;'.A:B&quot;);2;0))">
            <text:p/>
          </table:table-cell>
          <table:table-cell table:formula="of:=IF(ISNA(VLOOKUP([.$A25];INDIRECT(&quot;$'&quot;&amp;[.E$1]&amp;&quot;'.A:B&quot;);2;0));&quot;&quot;;VLOOKUP([.$A25];INDIRECT(&quot;$'&quot;&amp;[.E$1]&amp;&quot;'.A:B&quot;);2;0))">
            <text:p/>
          </table:table-cell>
          <table:table-cell table:formula="of:=IF(ISNA(VLOOKUP([.$A25];INDIRECT(&quot;$'&quot;&amp;[.F$1]&amp;&quot;'.A:B&quot;);2;0));&quot;&quot;;VLOOKUP([.$A25];INDIRECT(&quot;$'&quot;&amp;[.F$1]&amp;&quot;'.A:B&quot;);2;0))">
            <text:p/>
          </table:table-cell>
          <table:table-cell table:formula="of:=IF(ISNA(VLOOKUP([.$A25];INDIRECT(&quot;$'&quot;&amp;[.G$1]&amp;&quot;'.A:B&quot;);2;0));&quot;&quot;;VLOOKUP([.$A25];INDIRECT(&quot;$'&quot;&amp;[.G$1]&amp;&quot;'.A:B&quot;);2;0))">
            <text:p/>
          </table:table-cell>
          <table:table-cell table:formula="of:=IF(ISNA(VLOOKUP([.$A25];INDIRECT(&quot;$'&quot;&amp;[.H$1]&amp;&quot;'.A:B&quot;);2;0));&quot;&quot;;VLOOKUP([.$A25];INDIRECT(&quot;$'&quot;&amp;[.H$1]&amp;&quot;'.A:B&quot;);2;0))">
            <text:p/>
          </table:table-cell>
          <table:table-cell table:formula="of:=IF(ISNA(VLOOKUP([.$A25];INDIRECT(&quot;$'&quot;&amp;[.I$1]&amp;&quot;'.A:B&quot;);2;0));&quot;&quot;;VLOOKUP([.$A25];INDIRECT(&quot;$'&quot;&amp;[.I$1]&amp;&quot;'.A:B&quot;);2;0))">
            <text:p/>
          </table:table-cell>
        </table:table-row>
        <table:table-row table:style-name="ro1">
          <table:table-cell office:value-type="string" calcext:value-type="string">
            <text:p>Solr</text:p>
          </table:table-cell>
          <table:table-cell table:formula="of:=IF(ISNA(VLOOKUP([.$A26];INDIRECT(&quot;$'&quot;&amp;[.B$1]&amp;&quot;'.A:B&quot;);2;0));&quot;&quot;;VLOOKUP([.$A26];INDIRECT(&quot;$'&quot;&amp;[.B$1]&amp;&quot;'.A:B&quot;);2;0))" office:value-type="float" office:value="25" calcext:value-type="float">
            <text:p>25</text:p>
          </table:table-cell>
          <table:table-cell table:formula="of:=IF(ISNA(VLOOKUP([.$A26];INDIRECT(&quot;$'&quot;&amp;[.C$1]&amp;&quot;'.A:B&quot;);2;0));&quot;&quot;;VLOOKUP([.$A26];INDIRECT(&quot;$'&quot;&amp;[.C$1]&amp;&quot;'.A:B&quot;);2;0))" office:value-type="float" office:value="23" calcext:value-type="float">
            <text:p>23</text:p>
          </table:table-cell>
          <table:table-cell table:formula="of:=IF(ISNA(VLOOKUP([.$A26];INDIRECT(&quot;$'&quot;&amp;[.D$1]&amp;&quot;'.A:B&quot;);2;0));&quot;&quot;;VLOOKUP([.$A26];INDIRECT(&quot;$'&quot;&amp;[.D$1]&amp;&quot;'.A:B&quot;);2;0))">
            <text:p/>
          </table:table-cell>
          <table:table-cell table:formula="of:=IF(ISNA(VLOOKUP([.$A26];INDIRECT(&quot;$'&quot;&amp;[.E$1]&amp;&quot;'.A:B&quot;);2;0));&quot;&quot;;VLOOKUP([.$A26];INDIRECT(&quot;$'&quot;&amp;[.E$1]&amp;&quot;'.A:B&quot;);2;0))">
            <text:p/>
          </table:table-cell>
          <table:table-cell table:formula="of:=IF(ISNA(VLOOKUP([.$A26];INDIRECT(&quot;$'&quot;&amp;[.F$1]&amp;&quot;'.A:B&quot;);2;0));&quot;&quot;;VLOOKUP([.$A26];INDIRECT(&quot;$'&quot;&amp;[.F$1]&amp;&quot;'.A:B&quot;);2;0))">
            <text:p/>
          </table:table-cell>
          <table:table-cell table:formula="of:=IF(ISNA(VLOOKUP([.$A26];INDIRECT(&quot;$'&quot;&amp;[.G$1]&amp;&quot;'.A:B&quot;);2;0));&quot;&quot;;VLOOKUP([.$A26];INDIRECT(&quot;$'&quot;&amp;[.G$1]&amp;&quot;'.A:B&quot;);2;0))">
            <text:p/>
          </table:table-cell>
          <table:table-cell table:formula="of:=IF(ISNA(VLOOKUP([.$A26];INDIRECT(&quot;$'&quot;&amp;[.H$1]&amp;&quot;'.A:B&quot;);2;0));&quot;&quot;;VLOOKUP([.$A26];INDIRECT(&quot;$'&quot;&amp;[.H$1]&amp;&quot;'.A:B&quot;);2;0))">
            <text:p/>
          </table:table-cell>
          <table:table-cell table:formula="of:=IF(ISNA(VLOOKUP([.$A26];INDIRECT(&quot;$'&quot;&amp;[.I$1]&amp;&quot;'.A:B&quot;);2;0));&quot;&quot;;VLOOKUP([.$A26];INDIRECT(&quot;$'&quot;&amp;[.I$1]&amp;&quot;'.A:B&quot;);2;0))">
            <text:p/>
          </table:table-cell>
        </table:table-row>
        <table:table-row table:style-name="ro1">
          <table:table-cell office:value-type="string" calcext:value-type="string">
            <text:p>DuckDB</text:p>
          </table:table-cell>
          <table:table-cell table:formula="of:=IF(ISNA(VLOOKUP([.$A27];INDIRECT(&quot;$'&quot;&amp;[.B$1]&amp;&quot;'.A:B&quot;);2;0));&quot;&quot;;VLOOKUP([.$A27];INDIRECT(&quot;$'&quot;&amp;[.B$1]&amp;&quot;'.A:B&quot;);2;0))" office:value-type="float" office:value="26" calcext:value-type="float">
            <text:p>26</text:p>
          </table:table-cell>
          <table:table-cell table:formula="of:=IF(ISNA(VLOOKUP([.$A27];INDIRECT(&quot;$'&quot;&amp;[.C$1]&amp;&quot;'.A:B&quot;);2;0));&quot;&quot;;VLOOKUP([.$A27];INDIRECT(&quot;$'&quot;&amp;[.C$1]&amp;&quot;'.A:B&quot;);2;0))" office:value-type="float" office:value="29" calcext:value-type="float">
            <text:p>29</text:p>
          </table:table-cell>
          <table:table-cell table:formula="of:=IF(ISNA(VLOOKUP([.$A27];INDIRECT(&quot;$'&quot;&amp;[.D$1]&amp;&quot;'.A:B&quot;);2;0));&quot;&quot;;VLOOKUP([.$A27];INDIRECT(&quot;$'&quot;&amp;[.D$1]&amp;&quot;'.A:B&quot;);2;0))">
            <text:p/>
          </table:table-cell>
          <table:table-cell table:formula="of:=IF(ISNA(VLOOKUP([.$A27];INDIRECT(&quot;$'&quot;&amp;[.E$1]&amp;&quot;'.A:B&quot;);2;0));&quot;&quot;;VLOOKUP([.$A27];INDIRECT(&quot;$'&quot;&amp;[.E$1]&amp;&quot;'.A:B&quot;);2;0))">
            <text:p/>
          </table:table-cell>
          <table:table-cell table:formula="of:=IF(ISNA(VLOOKUP([.$A27];INDIRECT(&quot;$'&quot;&amp;[.F$1]&amp;&quot;'.A:B&quot;);2;0));&quot;&quot;;VLOOKUP([.$A27];INDIRECT(&quot;$'&quot;&amp;[.F$1]&amp;&quot;'.A:B&quot;);2;0))">
            <text:p/>
          </table:table-cell>
          <table:table-cell table:formula="of:=IF(ISNA(VLOOKUP([.$A27];INDIRECT(&quot;$'&quot;&amp;[.G$1]&amp;&quot;'.A:B&quot;);2;0));&quot;&quot;;VLOOKUP([.$A27];INDIRECT(&quot;$'&quot;&amp;[.G$1]&amp;&quot;'.A:B&quot;);2;0))">
            <text:p/>
          </table:table-cell>
          <table:table-cell table:formula="of:=IF(ISNA(VLOOKUP([.$A27];INDIRECT(&quot;$'&quot;&amp;[.H$1]&amp;&quot;'.A:B&quot;);2;0));&quot;&quot;;VLOOKUP([.$A27];INDIRECT(&quot;$'&quot;&amp;[.H$1]&amp;&quot;'.A:B&quot;);2;0))">
            <text:p/>
          </table:table-cell>
          <table:table-cell table:formula="of:=IF(ISNA(VLOOKUP([.$A27];INDIRECT(&quot;$'&quot;&amp;[.I$1]&amp;&quot;'.A:B&quot;);2;0));&quot;&quot;;VLOOKUP([.$A27];INDIRECT(&quot;$'&quot;&amp;[.I$1]&amp;&quot;'.A:B&quot;);2;0))">
            <text:p/>
          </table:table-cell>
        </table:table-row>
        <table:table-row table:style-name="ro1">
          <table:table-cell office:value-type="string" calcext:value-type="string">
            <text:p>Firebird</text:p>
          </table:table-cell>
          <table:table-cell table:formula="of:=IF(ISNA(VLOOKUP([.$A28];INDIRECT(&quot;$'&quot;&amp;[.B$1]&amp;&quot;'.A:B&quot;);2;0));&quot;&quot;;VLOOKUP([.$A28];INDIRECT(&quot;$'&quot;&amp;[.B$1]&amp;&quot;'.A:B&quot;);2;0))" office:value-type="float" office:value="27" calcext:value-type="float">
            <text:p>27</text:p>
          </table:table-cell>
          <table:table-cell table:formula="of:=IF(ISNA(VLOOKUP([.$A28];INDIRECT(&quot;$'&quot;&amp;[.C$1]&amp;&quot;'.A:B&quot;);2;0));&quot;&quot;;VLOOKUP([.$A28];INDIRECT(&quot;$'&quot;&amp;[.C$1]&amp;&quot;'.A:B&quot;);2;0))" office:value-type="float" office:value="24" calcext:value-type="float">
            <text:p>24</text:p>
          </table:table-cell>
          <table:table-cell table:formula="of:=IF(ISNA(VLOOKUP([.$A28];INDIRECT(&quot;$'&quot;&amp;[.D$1]&amp;&quot;'.A:B&quot;);2;0));&quot;&quot;;VLOOKUP([.$A28];INDIRECT(&quot;$'&quot;&amp;[.D$1]&amp;&quot;'.A:B&quot;);2;0))">
            <text:p/>
          </table:table-cell>
          <table:table-cell table:formula="of:=IF(ISNA(VLOOKUP([.$A28];INDIRECT(&quot;$'&quot;&amp;[.E$1]&amp;&quot;'.A:B&quot;);2;0));&quot;&quot;;VLOOKUP([.$A28];INDIRECT(&quot;$'&quot;&amp;[.E$1]&amp;&quot;'.A:B&quot;);2;0))">
            <text:p/>
          </table:table-cell>
          <table:table-cell table:formula="of:=IF(ISNA(VLOOKUP([.$A28];INDIRECT(&quot;$'&quot;&amp;[.F$1]&amp;&quot;'.A:B&quot;);2;0));&quot;&quot;;VLOOKUP([.$A28];INDIRECT(&quot;$'&quot;&amp;[.F$1]&amp;&quot;'.A:B&quot;);2;0))">
            <text:p/>
          </table:table-cell>
          <table:table-cell table:formula="of:=IF(ISNA(VLOOKUP([.$A28];INDIRECT(&quot;$'&quot;&amp;[.G$1]&amp;&quot;'.A:B&quot;);2;0));&quot;&quot;;VLOOKUP([.$A28];INDIRECT(&quot;$'&quot;&amp;[.G$1]&amp;&quot;'.A:B&quot;);2;0))">
            <text:p/>
          </table:table-cell>
          <table:table-cell table:formula="of:=IF(ISNA(VLOOKUP([.$A28];INDIRECT(&quot;$'&quot;&amp;[.H$1]&amp;&quot;'.A:B&quot;);2;0));&quot;&quot;;VLOOKUP([.$A28];INDIRECT(&quot;$'&quot;&amp;[.H$1]&amp;&quot;'.A:B&quot;);2;0))">
            <text:p/>
          </table:table-cell>
          <table:table-cell table:formula="of:=IF(ISNA(VLOOKUP([.$A28];INDIRECT(&quot;$'&quot;&amp;[.I$1]&amp;&quot;'.A:B&quot;);2;0));&quot;&quot;;VLOOKUP([.$A28];INDIRECT(&quot;$'&quot;&amp;[.I$1]&amp;&quot;'.A:B&quot;);2;0))">
            <text:p/>
          </table:table-cell>
        </table:table-row>
        <table:table-row table:style-name="ro1">
          <table:table-cell office:value-type="string" calcext:value-type="string">
            <text:p>Couch DB</text:p>
          </table:table-cell>
          <table:table-cell table:formula="of:=IF(ISNA(VLOOKUP([.$A29];INDIRECT(&quot;$'&quot;&amp;[.B$1]&amp;&quot;'.A:B&quot;);2;0));&quot;&quot;;VLOOKUP([.$A29];INDIRECT(&quot;$'&quot;&amp;[.B$1]&amp;&quot;'.A:B&quot;);2;0))" office:value-type="float" office:value="28" calcext:value-type="float">
            <text:p>28</text:p>
          </table:table-cell>
          <table:table-cell table:style-name="ce1" table:formula="of:=IF(ISNA(VLOOKUP([.$A29];INDIRECT(&quot;$'&quot;&amp;[.C$1]&amp;&quot;'.A:B&quot;);2;0));&quot;&quot;;VLOOKUP([.$A29];INDIRECT(&quot;$'&quot;&amp;[.C$1]&amp;&quot;'.A:B&quot;);2;0))" office:value-type="float" office:value="25" calcext:value-type="float">
            <text:p>25</text:p>
          </table:table-cell>
          <table:table-cell table:style-name="ce1" table:formula="of:=IF(ISNA(VLOOKUP([.$A29];INDIRECT(&quot;$'&quot;&amp;[.D$1]&amp;&quot;'.A:B&quot;);2;0));&quot;&quot;;VLOOKUP([.$A29];INDIRECT(&quot;$'&quot;&amp;[.D$1]&amp;&quot;'.A:B&quot;);2;0))" office:value-type="float" office:value="17" calcext:value-type="float">
            <text:p>17</text:p>
          </table:table-cell>
          <table:table-cell table:formula="of:=IF(ISNA(VLOOKUP([.$A29];INDIRECT(&quot;$'&quot;&amp;[.E$1]&amp;&quot;'.A:B&quot;);2;0));&quot;&quot;;VLOOKUP([.$A29];INDIRECT(&quot;$'&quot;&amp;[.E$1]&amp;&quot;'.A:B&quot;);2;0))">
            <text:p/>
          </table:table-cell>
          <table:table-cell table:formula="of:=IF(ISNA(VLOOKUP([.$A29];INDIRECT(&quot;$'&quot;&amp;[.F$1]&amp;&quot;'.A:B&quot;);2;0));&quot;&quot;;VLOOKUP([.$A29];INDIRECT(&quot;$'&quot;&amp;[.F$1]&amp;&quot;'.A:B&quot;);2;0))">
            <text:p/>
          </table:table-cell>
          <table:table-cell table:formula="of:=IF(ISNA(VLOOKUP([.$A29];INDIRECT(&quot;$'&quot;&amp;[.G$1]&amp;&quot;'.A:B&quot;);2;0));&quot;&quot;;VLOOKUP([.$A29];INDIRECT(&quot;$'&quot;&amp;[.G$1]&amp;&quot;'.A:B&quot;);2;0))">
            <text:p/>
          </table:table-cell>
          <table:table-cell table:formula="of:=IF(ISNA(VLOOKUP([.$A29];INDIRECT(&quot;$'&quot;&amp;[.H$1]&amp;&quot;'.A:B&quot;);2;0));&quot;&quot;;VLOOKUP([.$A29];INDIRECT(&quot;$'&quot;&amp;[.H$1]&amp;&quot;'.A:B&quot;);2;0))">
            <text:p/>
          </table:table-cell>
          <table:table-cell table:formula="of:=IF(ISNA(VLOOKUP([.$A29];INDIRECT(&quot;$'&quot;&amp;[.I$1]&amp;&quot;'.A:B&quot;);2;0));&quot;&quot;;VLOOKUP([.$A29];INDIRECT(&quot;$'&quot;&amp;[.I$1]&amp;&quot;'.A:B&quot;);2;0))">
            <text:p/>
          </table:table-cell>
        </table:table-row>
        <table:table-row table:style-name="ro1">
          <table:table-cell office:value-type="string" calcext:value-type="string">
            <text:p>CockroachDB</text:p>
          </table:table-cell>
          <table:table-cell table:formula="of:=IF(ISNA(VLOOKUP([.$A30];INDIRECT(&quot;$'&quot;&amp;[.B$1]&amp;&quot;'.A:B&quot;);2;0));&quot;&quot;;VLOOKUP([.$A30];INDIRECT(&quot;$'&quot;&amp;[.B$1]&amp;&quot;'.A:B&quot;);2;0))" office:value-type="float" office:value="29" calcext:value-type="float">
            <text:p>29</text:p>
          </table:table-cell>
          <table:table-cell table:formula="of:=IF(ISNA(VLOOKUP([.$A30];INDIRECT(&quot;$'&quot;&amp;[.C$1]&amp;&quot;'.A:B&quot;);2;0));&quot;&quot;;VLOOKUP([.$A30];INDIRECT(&quot;$'&quot;&amp;[.C$1]&amp;&quot;'.A:B&quot;);2;0))" office:value-type="float" office:value="27" calcext:value-type="float">
            <text:p>27</text:p>
          </table:table-cell>
          <table:table-cell table:formula="of:=IF(ISNA(VLOOKUP([.$A30];INDIRECT(&quot;$'&quot;&amp;[.D$1]&amp;&quot;'.A:B&quot;);2;0));&quot;&quot;;VLOOKUP([.$A30];INDIRECT(&quot;$'&quot;&amp;[.D$1]&amp;&quot;'.A:B&quot;);2;0))">
            <text:p/>
          </table:table-cell>
          <table:table-cell table:formula="of:=IF(ISNA(VLOOKUP([.$A30];INDIRECT(&quot;$'&quot;&amp;[.E$1]&amp;&quot;'.A:B&quot;);2;0));&quot;&quot;;VLOOKUP([.$A30];INDIRECT(&quot;$'&quot;&amp;[.E$1]&amp;&quot;'.A:B&quot;);2;0))">
            <text:p/>
          </table:table-cell>
          <table:table-cell table:formula="of:=IF(ISNA(VLOOKUP([.$A30];INDIRECT(&quot;$'&quot;&amp;[.F$1]&amp;&quot;'.A:B&quot;);2;0));&quot;&quot;;VLOOKUP([.$A30];INDIRECT(&quot;$'&quot;&amp;[.F$1]&amp;&quot;'.A:B&quot;);2;0))">
            <text:p/>
          </table:table-cell>
          <table:table-cell table:formula="of:=IF(ISNA(VLOOKUP([.$A30];INDIRECT(&quot;$'&quot;&amp;[.G$1]&amp;&quot;'.A:B&quot;);2;0));&quot;&quot;;VLOOKUP([.$A30];INDIRECT(&quot;$'&quot;&amp;[.G$1]&amp;&quot;'.A:B&quot;);2;0))">
            <text:p/>
          </table:table-cell>
          <table:table-cell table:formula="of:=IF(ISNA(VLOOKUP([.$A30];INDIRECT(&quot;$'&quot;&amp;[.H$1]&amp;&quot;'.A:B&quot;);2;0));&quot;&quot;;VLOOKUP([.$A30];INDIRECT(&quot;$'&quot;&amp;[.H$1]&amp;&quot;'.A:B&quot;);2;0))">
            <text:p/>
          </table:table-cell>
          <table:table-cell table:formula="of:=IF(ISNA(VLOOKUP([.$A30];INDIRECT(&quot;$'&quot;&amp;[.I$1]&amp;&quot;'.A:B&quot;);2;0));&quot;&quot;;VLOOKUP([.$A30];INDIRECT(&quot;$'&quot;&amp;[.I$1]&amp;&quot;'.A:B&quot;);2;0))">
            <text:p/>
          </table:table-cell>
        </table:table-row>
        <table:table-row table:style-name="ro1">
          <table:table-cell office:value-type="string" calcext:value-type="string">
            <text:p>Couchbase</text:p>
          </table:table-cell>
          <table:table-cell table:formula="of:=IF(ISNA(VLOOKUP([.$A31];INDIRECT(&quot;$'&quot;&amp;[.B$1]&amp;&quot;'.A:B&quot;);2;0));&quot;&quot;;VLOOKUP([.$A31];INDIRECT(&quot;$'&quot;&amp;[.B$1]&amp;&quot;'.A:B&quot;);2;0))" office:value-type="float" office:value="30" calcext:value-type="float">
            <text:p>30</text:p>
          </table:table-cell>
          <table:table-cell table:formula="of:=IF(ISNA(VLOOKUP([.$A31];INDIRECT(&quot;$'&quot;&amp;[.C$1]&amp;&quot;'.A:B&quot;);2;0));&quot;&quot;;VLOOKUP([.$A31];INDIRECT(&quot;$'&quot;&amp;[.C$1]&amp;&quot;'.A:B&quot;);2;0))" office:value-type="float" office:value="28" calcext:value-type="float">
            <text:p>28</text:p>
          </table:table-cell>
          <table:table-cell table:formula="of:=IF(ISNA(VLOOKUP([.$A31];INDIRECT(&quot;$'&quot;&amp;[.D$1]&amp;&quot;'.A:B&quot;);2;0));&quot;&quot;;VLOOKUP([.$A31];INDIRECT(&quot;$'&quot;&amp;[.D$1]&amp;&quot;'.A:B&quot;);2;0))" office:value-type="float" office:value="16" calcext:value-type="float">
            <text:p>16</text:p>
          </table:table-cell>
          <table:table-cell table:formula="of:=IF(ISNA(VLOOKUP([.$A31];INDIRECT(&quot;$'&quot;&amp;[.E$1]&amp;&quot;'.A:B&quot;);2;0));&quot;&quot;;VLOOKUP([.$A31];INDIRECT(&quot;$'&quot;&amp;[.E$1]&amp;&quot;'.A:B&quot;);2;0))" office:value-type="float" office:value="14" calcext:value-type="float">
            <text:p>14</text:p>
          </table:table-cell>
          <table:table-cell table:formula="of:=IF(ISNA(VLOOKUP([.$A31];INDIRECT(&quot;$'&quot;&amp;[.F$1]&amp;&quot;'.A:B&quot;);2;0));&quot;&quot;;VLOOKUP([.$A31];INDIRECT(&quot;$'&quot;&amp;[.F$1]&amp;&quot;'.A:B&quot;);2;0))" office:value-type="float" office:value="14" calcext:value-type="float">
            <text:p>14</text:p>
          </table:table-cell>
          <table:table-cell table:formula="of:=IF(ISNA(VLOOKUP([.$A31];INDIRECT(&quot;$'&quot;&amp;[.G$1]&amp;&quot;'.A:B&quot;);2;0));&quot;&quot;;VLOOKUP([.$A31];INDIRECT(&quot;$'&quot;&amp;[.G$1]&amp;&quot;'.A:B&quot;);2;0))" office:value-type="float" office:value="13" calcext:value-type="float">
            <text:p>13</text:p>
          </table:table-cell>
          <table:table-cell table:formula="of:=IF(ISNA(VLOOKUP([.$A31];INDIRECT(&quot;$'&quot;&amp;[.H$1]&amp;&quot;'.A:B&quot;);2;0));&quot;&quot;;VLOOKUP([.$A31];INDIRECT(&quot;$'&quot;&amp;[.H$1]&amp;&quot;'.A:B&quot;);2;0))">
            <text:p/>
          </table:table-cell>
          <table:table-cell table:formula="of:=IF(ISNA(VLOOKUP([.$A31];INDIRECT(&quot;$'&quot;&amp;[.I$1]&amp;&quot;'.A:B&quot;);2;0));&quot;&quot;;VLOOKUP([.$A31];INDIRECT(&quot;$'&quot;&amp;[.I$1]&amp;&quot;'.A:B&quot;);2;0))">
            <text:p/>
          </table:table-cell>
        </table:table-row>
        <table:table-row table:style-name="ro1">
          <table:table-cell office:value-type="string" calcext:value-type="string">
            <text:p>Presto</text:p>
          </table:table-cell>
          <table:table-cell table:formula="of:=IF(ISNA(VLOOKUP([.$A32];INDIRECT(&quot;$'&quot;&amp;[.B$1]&amp;&quot;'.A:B&quot;);2;0));&quot;&quot;;VLOOKUP([.$A32];INDIRECT(&quot;$'&quot;&amp;[.B$1]&amp;&quot;'.A:B&quot;);2;0))" office:value-type="float" office:value="31" calcext:value-type="float">
            <text:p>31</text:p>
          </table:table-cell>
          <table:table-cell table:formula="of:=IF(ISNA(VLOOKUP([.$A32];INDIRECT(&quot;$'&quot;&amp;[.C$1]&amp;&quot;'.A:B&quot;);2;0));&quot;&quot;;VLOOKUP([.$A32];INDIRECT(&quot;$'&quot;&amp;[.C$1]&amp;&quot;'.A:B&quot;);2;0))">
            <text:p/>
          </table:table-cell>
          <table:table-cell table:formula="of:=IF(ISNA(VLOOKUP([.$A32];INDIRECT(&quot;$'&quot;&amp;[.D$1]&amp;&quot;'.A:B&quot;);2;0));&quot;&quot;;VLOOKUP([.$A32];INDIRECT(&quot;$'&quot;&amp;[.D$1]&amp;&quot;'.A:B&quot;);2;0))">
            <text:p/>
          </table:table-cell>
          <table:table-cell table:formula="of:=IF(ISNA(VLOOKUP([.$A32];INDIRECT(&quot;$'&quot;&amp;[.E$1]&amp;&quot;'.A:B&quot;);2;0));&quot;&quot;;VLOOKUP([.$A32];INDIRECT(&quot;$'&quot;&amp;[.E$1]&amp;&quot;'.A:B&quot;);2;0))">
            <text:p/>
          </table:table-cell>
          <table:table-cell table:formula="of:=IF(ISNA(VLOOKUP([.$A32];INDIRECT(&quot;$'&quot;&amp;[.F$1]&amp;&quot;'.A:B&quot;);2;0));&quot;&quot;;VLOOKUP([.$A32];INDIRECT(&quot;$'&quot;&amp;[.F$1]&amp;&quot;'.A:B&quot;);2;0))">
            <text:p/>
          </table:table-cell>
          <table:table-cell table:formula="of:=IF(ISNA(VLOOKUP([.$A32];INDIRECT(&quot;$'&quot;&amp;[.G$1]&amp;&quot;'.A:B&quot;);2;0));&quot;&quot;;VLOOKUP([.$A32];INDIRECT(&quot;$'&quot;&amp;[.G$1]&amp;&quot;'.A:B&quot;);2;0))">
            <text:p/>
          </table:table-cell>
          <table:table-cell table:formula="of:=IF(ISNA(VLOOKUP([.$A32];INDIRECT(&quot;$'&quot;&amp;[.H$1]&amp;&quot;'.A:B&quot;);2;0));&quot;&quot;;VLOOKUP([.$A32];INDIRECT(&quot;$'&quot;&amp;[.H$1]&amp;&quot;'.A:B&quot;);2;0))">
            <text:p/>
          </table:table-cell>
          <table:table-cell table:formula="of:=IF(ISNA(VLOOKUP([.$A32];INDIRECT(&quot;$'&quot;&amp;[.I$1]&amp;&quot;'.A:B&quot;);2;0));&quot;&quot;;VLOOKUP([.$A32];INDIRECT(&quot;$'&quot;&amp;[.I$1]&amp;&quot;'.A:B&quot;);2;0))">
            <text:p/>
          </table:table-cell>
        </table:table-row>
        <table:table-row table:style-name="ro1">
          <table:table-cell office:value-type="string" calcext:value-type="string">
            <text:p>Datomic</text:p>
          </table:table-cell>
          <table:table-cell table:formula="of:=IF(ISNA(VLOOKUP([.$A33];INDIRECT(&quot;$'&quot;&amp;[.B$1]&amp;&quot;'.A:B&quot;);2;0));&quot;&quot;;VLOOKUP([.$A33];INDIRECT(&quot;$'&quot;&amp;[.B$1]&amp;&quot;'.A:B&quot;);2;0))" office:value-type="float" office:value="32" calcext:value-type="float">
            <text:p>32</text:p>
          </table:table-cell>
          <table:table-cell table:formula="of:=IF(ISNA(VLOOKUP([.$A33];INDIRECT(&quot;$'&quot;&amp;[.C$1]&amp;&quot;'.A:B&quot;);2;0));&quot;&quot;;VLOOKUP([.$A33];INDIRECT(&quot;$'&quot;&amp;[.C$1]&amp;&quot;'.A:B&quot;);2;0))" office:value-type="float" office:value="30" calcext:value-type="float">
            <text:p>30</text:p>
          </table:table-cell>
          <table:table-cell table:formula="of:=IF(ISNA(VLOOKUP([.$A33];INDIRECT(&quot;$'&quot;&amp;[.D$1]&amp;&quot;'.A:B&quot;);2;0));&quot;&quot;;VLOOKUP([.$A33];INDIRECT(&quot;$'&quot;&amp;[.D$1]&amp;&quot;'.A:B&quot;);2;0))">
            <text:p/>
          </table:table-cell>
          <table:table-cell table:formula="of:=IF(ISNA(VLOOKUP([.$A33];INDIRECT(&quot;$'&quot;&amp;[.E$1]&amp;&quot;'.A:B&quot;);2;0));&quot;&quot;;VLOOKUP([.$A33];INDIRECT(&quot;$'&quot;&amp;[.E$1]&amp;&quot;'.A:B&quot;);2;0))">
            <text:p/>
          </table:table-cell>
          <table:table-cell table:formula="of:=IF(ISNA(VLOOKUP([.$A33];INDIRECT(&quot;$'&quot;&amp;[.F$1]&amp;&quot;'.A:B&quot;);2;0));&quot;&quot;;VLOOKUP([.$A33];INDIRECT(&quot;$'&quot;&amp;[.F$1]&amp;&quot;'.A:B&quot;);2;0))">
            <text:p/>
          </table:table-cell>
          <table:table-cell table:formula="of:=IF(ISNA(VLOOKUP([.$A33];INDIRECT(&quot;$'&quot;&amp;[.G$1]&amp;&quot;'.A:B&quot;);2;0));&quot;&quot;;VLOOKUP([.$A33];INDIRECT(&quot;$'&quot;&amp;[.G$1]&amp;&quot;'.A:B&quot;);2;0))">
            <text:p/>
          </table:table-cell>
          <table:table-cell table:formula="of:=IF(ISNA(VLOOKUP([.$A33];INDIRECT(&quot;$'&quot;&amp;[.H$1]&amp;&quot;'.A:B&quot;);2;0));&quot;&quot;;VLOOKUP([.$A33];INDIRECT(&quot;$'&quot;&amp;[.H$1]&amp;&quot;'.A:B&quot;);2;0))">
            <text:p/>
          </table:table-cell>
          <table:table-cell table:formula="of:=IF(ISNA(VLOOKUP([.$A33];INDIRECT(&quot;$'&quot;&amp;[.I$1]&amp;&quot;'.A:B&quot;);2;0));&quot;&quot;;VLOOKUP([.$A33];INDIRECT(&quot;$'&quot;&amp;[.I$1]&amp;&quot;'.A:B&quot;);2;0))">
            <text:p/>
          </table:table-cell>
        </table:table-row>
        <table:table-row table:style-name="ro1">
          <table:table-cell office:value-type="string" calcext:value-type="string">
            <text:p>EventStoreDB</text:p>
          </table:table-cell>
          <table:table-cell table:formula="of:=IF(ISNA(VLOOKUP([.$A34];INDIRECT(&quot;$'&quot;&amp;[.B$1]&amp;&quot;'.A:B&quot;);2;0));&quot;&quot;;VLOOKUP([.$A34];INDIRECT(&quot;$'&quot;&amp;[.B$1]&amp;&quot;'.A:B&quot;);2;0))" office:value-type="float" office:value="33" calcext:value-type="float">
            <text:p>33</text:p>
          </table:table-cell>
          <table:table-cell table:formula="of:=IF(ISNA(VLOOKUP([.$A34];INDIRECT(&quot;$'&quot;&amp;[.C$1]&amp;&quot;'.A:B&quot;);2;0));&quot;&quot;;VLOOKUP([.$A34];INDIRECT(&quot;$'&quot;&amp;[.C$1]&amp;&quot;'.A:B&quot;);2;0))">
            <text:p/>
          </table:table-cell>
          <table:table-cell table:formula="of:=IF(ISNA(VLOOKUP([.$A34];INDIRECT(&quot;$'&quot;&amp;[.D$1]&amp;&quot;'.A:B&quot;);2;0));&quot;&quot;;VLOOKUP([.$A34];INDIRECT(&quot;$'&quot;&amp;[.D$1]&amp;&quot;'.A:B&quot;);2;0))">
            <text:p/>
          </table:table-cell>
          <table:table-cell table:formula="of:=IF(ISNA(VLOOKUP([.$A34];INDIRECT(&quot;$'&quot;&amp;[.E$1]&amp;&quot;'.A:B&quot;);2;0));&quot;&quot;;VLOOKUP([.$A34];INDIRECT(&quot;$'&quot;&amp;[.E$1]&amp;&quot;'.A:B&quot;);2;0))">
            <text:p/>
          </table:table-cell>
          <table:table-cell table:formula="of:=IF(ISNA(VLOOKUP([.$A34];INDIRECT(&quot;$'&quot;&amp;[.F$1]&amp;&quot;'.A:B&quot;);2;0));&quot;&quot;;VLOOKUP([.$A34];INDIRECT(&quot;$'&quot;&amp;[.F$1]&amp;&quot;'.A:B&quot;);2;0))">
            <text:p/>
          </table:table-cell>
          <table:table-cell table:formula="of:=IF(ISNA(VLOOKUP([.$A34];INDIRECT(&quot;$'&quot;&amp;[.G$1]&amp;&quot;'.A:B&quot;);2;0));&quot;&quot;;VLOOKUP([.$A34];INDIRECT(&quot;$'&quot;&amp;[.G$1]&amp;&quot;'.A:B&quot;);2;0))">
            <text:p/>
          </table:table-cell>
          <table:table-cell table:formula="of:=IF(ISNA(VLOOKUP([.$A34];INDIRECT(&quot;$'&quot;&amp;[.H$1]&amp;&quot;'.A:B&quot;);2;0));&quot;&quot;;VLOOKUP([.$A34];INDIRECT(&quot;$'&quot;&amp;[.H$1]&amp;&quot;'.A:B&quot;);2;0))">
            <text:p/>
          </table:table-cell>
          <table:table-cell table:formula="of:=IF(ISNA(VLOOKUP([.$A34];INDIRECT(&quot;$'&quot;&amp;[.I$1]&amp;&quot;'.A:B&quot;);2;0));&quot;&quot;;VLOOKUP([.$A34];INDIRECT(&quot;$'&quot;&amp;[.I$1]&amp;&quot;'.A:B&quot;);2;0))">
            <text:p/>
          </table:table-cell>
        </table:table-row>
        <table:table-row table:style-name="ro1">
          <table:table-cell office:value-type="string" calcext:value-type="string">
            <text:p>RavenDB</text:p>
          </table:table-cell>
          <table:table-cell table:formula="of:=IF(ISNA(VLOOKUP([.$A35];INDIRECT(&quot;$'&quot;&amp;[.B$1]&amp;&quot;'.A:B&quot;);2;0));&quot;&quot;;VLOOKUP([.$A35];INDIRECT(&quot;$'&quot;&amp;[.B$1]&amp;&quot;'.A:B&quot;);2;0))" office:value-type="float" office:value="34" calcext:value-type="float">
            <text:p>34</text:p>
          </table:table-cell>
          <table:table-cell table:formula="of:=IF(ISNA(VLOOKUP([.$A35];INDIRECT(&quot;$'&quot;&amp;[.C$1]&amp;&quot;'.A:B&quot;);2;0));&quot;&quot;;VLOOKUP([.$A35];INDIRECT(&quot;$'&quot;&amp;[.C$1]&amp;&quot;'.A:B&quot;);2;0))" office:value-type="float" office:value="31" calcext:value-type="float">
            <text:p>31</text:p>
          </table:table-cell>
          <table:table-cell table:formula="of:=IF(ISNA(VLOOKUP([.$A35];INDIRECT(&quot;$'&quot;&amp;[.D$1]&amp;&quot;'.A:B&quot;);2;0));&quot;&quot;;VLOOKUP([.$A35];INDIRECT(&quot;$'&quot;&amp;[.D$1]&amp;&quot;'.A:B&quot;);2;0))">
            <text:p/>
          </table:table-cell>
          <table:table-cell table:formula="of:=IF(ISNA(VLOOKUP([.$A35];INDIRECT(&quot;$'&quot;&amp;[.E$1]&amp;&quot;'.A:B&quot;);2;0));&quot;&quot;;VLOOKUP([.$A35];INDIRECT(&quot;$'&quot;&amp;[.E$1]&amp;&quot;'.A:B&quot;);2;0))">
            <text:p/>
          </table:table-cell>
          <table:table-cell table:formula="of:=IF(ISNA(VLOOKUP([.$A35];INDIRECT(&quot;$'&quot;&amp;[.F$1]&amp;&quot;'.A:B&quot;);2;0));&quot;&quot;;VLOOKUP([.$A35];INDIRECT(&quot;$'&quot;&amp;[.F$1]&amp;&quot;'.A:B&quot;);2;0))">
            <text:p/>
          </table:table-cell>
          <table:table-cell table:formula="of:=IF(ISNA(VLOOKUP([.$A35];INDIRECT(&quot;$'&quot;&amp;[.G$1]&amp;&quot;'.A:B&quot;);2;0));&quot;&quot;;VLOOKUP([.$A35];INDIRECT(&quot;$'&quot;&amp;[.G$1]&amp;&quot;'.A:B&quot;);2;0))">
            <text:p/>
          </table:table-cell>
          <table:table-cell table:formula="of:=IF(ISNA(VLOOKUP([.$A35];INDIRECT(&quot;$'&quot;&amp;[.H$1]&amp;&quot;'.A:B&quot;);2;0));&quot;&quot;;VLOOKUP([.$A35];INDIRECT(&quot;$'&quot;&amp;[.H$1]&amp;&quot;'.A:B&quot;);2;0))">
            <text:p/>
          </table:table-cell>
          <table:table-cell table:formula="of:=IF(ISNA(VLOOKUP([.$A35];INDIRECT(&quot;$'&quot;&amp;[.I$1]&amp;&quot;'.A:B&quot;);2;0));&quot;&quot;;VLOOKUP([.$A35];INDIRECT(&quot;$'&quot;&amp;[.I$1]&amp;&quot;'.A:B&quot;);2;0))">
            <text:p/>
          </table:table-cell>
        </table:table-row>
        <table:table-row table:style-name="ro1">
          <table:table-cell office:value-type="string" calcext:value-type="string">
            <text:p>TiDB</text:p>
          </table:table-cell>
          <table:table-cell table:formula="of:=IF(ISNA(VLOOKUP([.$A36];INDIRECT(&quot;$'&quot;&amp;[.B$1]&amp;&quot;'.A:B&quot;);2;0));&quot;&quot;;VLOOKUP([.$A36];INDIRECT(&quot;$'&quot;&amp;[.B$1]&amp;&quot;'.A:B&quot;);2;0))" office:value-type="float" office:value="35" calcext:value-type="float">
            <text:p>35</text:p>
          </table:table-cell>
          <table:table-cell table:formula="of:=IF(ISNA(VLOOKUP([.$A36];INDIRECT(&quot;$'&quot;&amp;[.C$1]&amp;&quot;'.A:B&quot;);2;0));&quot;&quot;;VLOOKUP([.$A36];INDIRECT(&quot;$'&quot;&amp;[.C$1]&amp;&quot;'.A:B&quot;);2;0))" office:value-type="float" office:value="32" calcext:value-type="float">
            <text:p>32</text:p>
          </table:table-cell>
          <table:table-cell table:formula="of:=IF(ISNA(VLOOKUP([.$A36];INDIRECT(&quot;$'&quot;&amp;[.D$1]&amp;&quot;'.A:B&quot;);2;0));&quot;&quot;;VLOOKUP([.$A36];INDIRECT(&quot;$'&quot;&amp;[.D$1]&amp;&quot;'.A:B&quot;);2;0))">
            <text:p/>
          </table:table-cell>
          <table:table-cell table:formula="of:=IF(ISNA(VLOOKUP([.$A36];INDIRECT(&quot;$'&quot;&amp;[.E$1]&amp;&quot;'.A:B&quot;);2;0));&quot;&quot;;VLOOKUP([.$A36];INDIRECT(&quot;$'&quot;&amp;[.E$1]&amp;&quot;'.A:B&quot;);2;0))">
            <text:p/>
          </table:table-cell>
          <table:table-cell table:formula="of:=IF(ISNA(VLOOKUP([.$A36];INDIRECT(&quot;$'&quot;&amp;[.F$1]&amp;&quot;'.A:B&quot;);2;0));&quot;&quot;;VLOOKUP([.$A36];INDIRECT(&quot;$'&quot;&amp;[.F$1]&amp;&quot;'.A:B&quot;);2;0))">
            <text:p/>
          </table:table-cell>
          <table:table-cell table:formula="of:=IF(ISNA(VLOOKUP([.$A36];INDIRECT(&quot;$'&quot;&amp;[.G$1]&amp;&quot;'.A:B&quot;);2;0));&quot;&quot;;VLOOKUP([.$A36];INDIRECT(&quot;$'&quot;&amp;[.G$1]&amp;&quot;'.A:B&quot;);2;0))">
            <text:p/>
          </table:table-cell>
          <table:table-cell table:formula="of:=IF(ISNA(VLOOKUP([.$A36];INDIRECT(&quot;$'&quot;&amp;[.H$1]&amp;&quot;'.A:B&quot;);2;0));&quot;&quot;;VLOOKUP([.$A36];INDIRECT(&quot;$'&quot;&amp;[.H$1]&amp;&quot;'.A:B&quot;);2;0))">
            <text:p/>
          </table:table-cell>
          <table:table-cell table:formula="of:=IF(ISNA(VLOOKUP([.$A36];INDIRECT(&quot;$'&quot;&amp;[.I$1]&amp;&quot;'.A:B&quot;);2;0));&quot;&quot;;VLOOKUP([.$A36];INDIRECT(&quot;$'&quot;&amp;[.I$1]&amp;&quot;'.A:B&quot;);2;0))">
            <text:p/>
          </table:table-cell>
        </table:table-row>
        <table:table-row table:style-name="ro1">
          <table:table-cell office:value-type="string" calcext:value-type="string">
            <text:p>Amazon RDS/Aurora</text:p>
          </table:table-cell>
          <table:table-cell table:formula="of:=IF(ISNA(VLOOKUP([.$A37];INDIRECT(&quot;$'&quot;&amp;[.B$1]&amp;&quot;'.A:B&quot;);2;0));&quot;&quot;;VLOOKUP([.$A37];INDIRECT(&quot;$'&quot;&amp;[.B$1]&amp;&quot;'.A:B&quot;);2;0))">
            <text:p/>
          </table:table-cell>
          <table:table-cell table:formula="of:=IF(ISNA(VLOOKUP([.$A37];INDIRECT(&quot;$'&quot;&amp;[.C$1]&amp;&quot;'.A:B&quot;);2;0));&quot;&quot;;VLOOKUP([.$A37];INDIRECT(&quot;$'&quot;&amp;[.C$1]&amp;&quot;'.A:B&quot;);2;0))">
            <text:p/>
          </table:table-cell>
          <table:table-cell table:formula="of:=IF(ISNA(VLOOKUP([.$A37];INDIRECT(&quot;$'&quot;&amp;[.D$1]&amp;&quot;'.A:B&quot;);2;0));&quot;&quot;;VLOOKUP([.$A37];INDIRECT(&quot;$'&quot;&amp;[.D$1]&amp;&quot;'.A:B&quot;);2;0))">
            <text:p/>
          </table:table-cell>
          <table:table-cell table:formula="of:=IF(ISNA(VLOOKUP([.$A37];INDIRECT(&quot;$'&quot;&amp;[.E$1]&amp;&quot;'.A:B&quot;);2;0));&quot;&quot;;VLOOKUP([.$A37];INDIRECT(&quot;$'&quot;&amp;[.E$1]&amp;&quot;'.A:B&quot;);2;0))">
            <text:p/>
          </table:table-cell>
          <table:table-cell table:formula="of:=IF(ISNA(VLOOKUP([.$A37];INDIRECT(&quot;$'&quot;&amp;[.F$1]&amp;&quot;'.A:B&quot;);2;0));&quot;&quot;;VLOOKUP([.$A37];INDIRECT(&quot;$'&quot;&amp;[.F$1]&amp;&quot;'.A:B&quot;);2;0))">
            <text:p/>
          </table:table-cell>
          <table:table-cell table:formula="of:=IF(ISNA(VLOOKUP([.$A37];INDIRECT(&quot;$'&quot;&amp;[.G$1]&amp;&quot;'.A:B&quot;);2;0));&quot;&quot;;VLOOKUP([.$A37];INDIRECT(&quot;$'&quot;&amp;[.G$1]&amp;&quot;'.A:B&quot;);2;0))">
            <text:p/>
          </table:table-cell>
          <table:table-cell table:formula="of:=IF(ISNA(VLOOKUP([.$A37];INDIRECT(&quot;$'&quot;&amp;[.H$1]&amp;&quot;'.A:B&quot;);2;0));&quot;&quot;;VLOOKUP([.$A37];INDIRECT(&quot;$'&quot;&amp;[.H$1]&amp;&quot;'.A:B&quot;);2;0))" office:value-type="float" office:value="14" calcext:value-type="float">
            <text:p>14</text:p>
          </table:table-cell>
          <table:table-cell table:formula="of:=IF(ISNA(VLOOKUP([.$A37];INDIRECT(&quot;$'&quot;&amp;[.I$1]&amp;&quot;'.A:B&quot;);2;0));&quot;&quot;;VLOOKUP([.$A37];INDIRECT(&quot;$'&quot;&amp;[.I$1]&amp;&quot;'.A:B&quot;);2;0))">
            <text:p/>
          </table:table-cell>
        </table:table-row>
        <table:table-row table:style-name="ro1">
          <table:table-cell office:value-type="string" calcext:value-type="string">
            <text:p>Amazon Redshift</text:p>
          </table:table-cell>
          <table:table-cell table:formula="of:=IF(ISNA(VLOOKUP([.$A38];INDIRECT(&quot;$'&quot;&amp;[.B$1]&amp;&quot;'.A:B&quot;);2;0));&quot;&quot;;VLOOKUP([.$A38];INDIRECT(&quot;$'&quot;&amp;[.B$1]&amp;&quot;'.A:B&quot;);2;0))">
            <text:p/>
          </table:table-cell>
          <table:table-cell table:formula="of:=IF(ISNA(VLOOKUP([.$A38];INDIRECT(&quot;$'&quot;&amp;[.C$1]&amp;&quot;'.A:B&quot;);2;0));&quot;&quot;;VLOOKUP([.$A38];INDIRECT(&quot;$'&quot;&amp;[.C$1]&amp;&quot;'.A:B&quot;);2;0))">
            <text:p/>
          </table:table-cell>
          <table:table-cell table:formula="of:=IF(ISNA(VLOOKUP([.$A38];INDIRECT(&quot;$'&quot;&amp;[.D$1]&amp;&quot;'.A:B&quot;);2;0));&quot;&quot;;VLOOKUP([.$A38];INDIRECT(&quot;$'&quot;&amp;[.D$1]&amp;&quot;'.A:B&quot;);2;0))">
            <text:p/>
          </table:table-cell>
          <table:table-cell table:formula="of:=IF(ISNA(VLOOKUP([.$A38];INDIRECT(&quot;$'&quot;&amp;[.E$1]&amp;&quot;'.A:B&quot;);2;0));&quot;&quot;;VLOOKUP([.$A38];INDIRECT(&quot;$'&quot;&amp;[.E$1]&amp;&quot;'.A:B&quot;);2;0))">
            <text:p/>
          </table:table-cell>
          <table:table-cell table:formula="of:=IF(ISNA(VLOOKUP([.$A38];INDIRECT(&quot;$'&quot;&amp;[.F$1]&amp;&quot;'.A:B&quot;);2;0));&quot;&quot;;VLOOKUP([.$A38];INDIRECT(&quot;$'&quot;&amp;[.F$1]&amp;&quot;'.A:B&quot;);2;0))">
            <text:p/>
          </table:table-cell>
          <table:table-cell table:formula="of:=IF(ISNA(VLOOKUP([.$A38];INDIRECT(&quot;$'&quot;&amp;[.G$1]&amp;&quot;'.A:B&quot;);2;0));&quot;&quot;;VLOOKUP([.$A38];INDIRECT(&quot;$'&quot;&amp;[.G$1]&amp;&quot;'.A:B&quot;);2;0))">
            <text:p/>
          </table:table-cell>
          <table:table-cell table:formula="of:=IF(ISNA(VLOOKUP([.$A38];INDIRECT(&quot;$'&quot;&amp;[.H$1]&amp;&quot;'.A:B&quot;);2;0));&quot;&quot;;VLOOKUP([.$A38];INDIRECT(&quot;$'&quot;&amp;[.H$1]&amp;&quot;'.A:B&quot;);2;0))" office:value-type="float" office:value="18" calcext:value-type="float">
            <text:p>18</text:p>
          </table:table-cell>
          <table:table-cell table:formula="of:=IF(ISNA(VLOOKUP([.$A38];INDIRECT(&quot;$'&quot;&amp;[.I$1]&amp;&quot;'.A:B&quot;);2;0));&quot;&quot;;VLOOKUP([.$A38];INDIRECT(&quot;$'&quot;&amp;[.I$1]&amp;&quot;'.A:B&quot;);2;0))">
            <text:p/>
          </table:table-cell>
        </table:table-row>
        <table:table-row table:style-name="ro1">
          <table:table-cell office:value-type="string" calcext:value-type="string">
            <text:p>Apache HBase</text:p>
          </table:table-cell>
          <table:table-cell table:formula="of:=IF(ISNA(VLOOKUP([.$A39];INDIRECT(&quot;$'&quot;&amp;[.B$1]&amp;&quot;'.A:B&quot;);2;0));&quot;&quot;;VLOOKUP([.$A39];INDIRECT(&quot;$'&quot;&amp;[.B$1]&amp;&quot;'.A:B&quot;);2;0))">
            <text:p/>
          </table:table-cell>
          <table:table-cell table:formula="of:=IF(ISNA(VLOOKUP([.$A39];INDIRECT(&quot;$'&quot;&amp;[.C$1]&amp;&quot;'.A:B&quot;);2;0));&quot;&quot;;VLOOKUP([.$A39];INDIRECT(&quot;$'&quot;&amp;[.C$1]&amp;&quot;'.A:B&quot;);2;0))">
            <text:p/>
          </table:table-cell>
          <table:table-cell table:formula="of:=IF(ISNA(VLOOKUP([.$A39];INDIRECT(&quot;$'&quot;&amp;[.D$1]&amp;&quot;'.A:B&quot;);2;0));&quot;&quot;;VLOOKUP([.$A39];INDIRECT(&quot;$'&quot;&amp;[.D$1]&amp;&quot;'.A:B&quot;);2;0))">
            <text:p/>
          </table:table-cell>
          <table:table-cell table:formula="of:=IF(ISNA(VLOOKUP([.$A39];INDIRECT(&quot;$'&quot;&amp;[.E$1]&amp;&quot;'.A:B&quot;);2;0));&quot;&quot;;VLOOKUP([.$A39];INDIRECT(&quot;$'&quot;&amp;[.E$1]&amp;&quot;'.A:B&quot;);2;0))">
            <text:p/>
          </table:table-cell>
          <table:table-cell table:formula="of:=IF(ISNA(VLOOKUP([.$A39];INDIRECT(&quot;$'&quot;&amp;[.F$1]&amp;&quot;'.A:B&quot;);2;0));&quot;&quot;;VLOOKUP([.$A39];INDIRECT(&quot;$'&quot;&amp;[.F$1]&amp;&quot;'.A:B&quot;);2;0))">
            <text:p/>
          </table:table-cell>
          <table:table-cell table:formula="of:=IF(ISNA(VLOOKUP([.$A39];INDIRECT(&quot;$'&quot;&amp;[.G$1]&amp;&quot;'.A:B&quot;);2;0));&quot;&quot;;VLOOKUP([.$A39];INDIRECT(&quot;$'&quot;&amp;[.G$1]&amp;&quot;'.A:B&quot;);2;0))">
            <text:p/>
          </table:table-cell>
          <table:table-cell table:formula="of:=IF(ISNA(VLOOKUP([.$A39];INDIRECT(&quot;$'&quot;&amp;[.H$1]&amp;&quot;'.A:B&quot;);2;0));&quot;&quot;;VLOOKUP([.$A39];INDIRECT(&quot;$'&quot;&amp;[.H$1]&amp;&quot;'.A:B&quot;);2;0))" office:value-type="float" office:value="21" calcext:value-type="float">
            <text:p>21</text:p>
          </table:table-cell>
          <table:table-cell table:formula="of:=IF(ISNA(VLOOKUP([.$A39];INDIRECT(&quot;$'&quot;&amp;[.I$1]&amp;&quot;'.A:B&quot;);2;0));&quot;&quot;;VLOOKUP([.$A39];INDIRECT(&quot;$'&quot;&amp;[.I$1]&amp;&quot;'.A:B&quot;);2;0))">
            <text:p/>
          </table:table-cell>
        </table:table-row>
        <table:table-row table:style-name="ro1">
          <table:table-cell office:value-type="string" calcext:value-type="string">
            <text:p>Apache Hive</text:p>
          </table:table-cell>
          <table:table-cell table:formula="of:=IF(ISNA(VLOOKUP([.$A40];INDIRECT(&quot;$'&quot;&amp;[.B$1]&amp;&quot;'.A:B&quot;);2;0));&quot;&quot;;VLOOKUP([.$A40];INDIRECT(&quot;$'&quot;&amp;[.B$1]&amp;&quot;'.A:B&quot;);2;0))">
            <text:p/>
          </table:table-cell>
          <table:table-cell table:formula="of:=IF(ISNA(VLOOKUP([.$A40];INDIRECT(&quot;$'&quot;&amp;[.C$1]&amp;&quot;'.A:B&quot;);2;0));&quot;&quot;;VLOOKUP([.$A40];INDIRECT(&quot;$'&quot;&amp;[.C$1]&amp;&quot;'.A:B&quot;);2;0))">
            <text:p/>
          </table:table-cell>
          <table:table-cell table:formula="of:=IF(ISNA(VLOOKUP([.$A40];INDIRECT(&quot;$'&quot;&amp;[.D$1]&amp;&quot;'.A:B&quot;);2;0));&quot;&quot;;VLOOKUP([.$A40];INDIRECT(&quot;$'&quot;&amp;[.D$1]&amp;&quot;'.A:B&quot;);2;0))">
            <text:p/>
          </table:table-cell>
          <table:table-cell table:formula="of:=IF(ISNA(VLOOKUP([.$A40];INDIRECT(&quot;$'&quot;&amp;[.E$1]&amp;&quot;'.A:B&quot;);2;0));&quot;&quot;;VLOOKUP([.$A40];INDIRECT(&quot;$'&quot;&amp;[.E$1]&amp;&quot;'.A:B&quot;);2;0))">
            <text:p/>
          </table:table-cell>
          <table:table-cell table:formula="of:=IF(ISNA(VLOOKUP([.$A40];INDIRECT(&quot;$'&quot;&amp;[.F$1]&amp;&quot;'.A:B&quot;);2;0));&quot;&quot;;VLOOKUP([.$A40];INDIRECT(&quot;$'&quot;&amp;[.F$1]&amp;&quot;'.A:B&quot;);2;0))">
            <text:p/>
          </table:table-cell>
          <table:table-cell table:formula="of:=IF(ISNA(VLOOKUP([.$A40];INDIRECT(&quot;$'&quot;&amp;[.G$1]&amp;&quot;'.A:B&quot;);2;0));&quot;&quot;;VLOOKUP([.$A40];INDIRECT(&quot;$'&quot;&amp;[.G$1]&amp;&quot;'.A:B&quot;);2;0))">
            <text:p/>
          </table:table-cell>
          <table:table-cell table:formula="of:=IF(ISNA(VLOOKUP([.$A40];INDIRECT(&quot;$'&quot;&amp;[.H$1]&amp;&quot;'.A:B&quot;);2;0));&quot;&quot;;VLOOKUP([.$A40];INDIRECT(&quot;$'&quot;&amp;[.H$1]&amp;&quot;'.A:B&quot;);2;0))" office:value-type="float" office:value="19" calcext:value-type="float">
            <text:p>19</text:p>
          </table:table-cell>
          <table:table-cell table:formula="of:=IF(ISNA(VLOOKUP([.$A40];INDIRECT(&quot;$'&quot;&amp;[.I$1]&amp;&quot;'.A:B&quot;);2;0));&quot;&quot;;VLOOKUP([.$A40];INDIRECT(&quot;$'&quot;&amp;[.I$1]&amp;&quot;'.A:B&quot;);2;0))">
            <text:p/>
          </table:table-cell>
        </table:table-row>
        <table:table-row table:style-name="ro1">
          <table:table-cell office:value-type="string" calcext:value-type="string">
            <text:p>Google BigQuery</text:p>
          </table:table-cell>
          <table:table-cell table:formula="of:=IF(ISNA(VLOOKUP([.$A41];INDIRECT(&quot;$'&quot;&amp;[.B$1]&amp;&quot;'.A:B&quot;);2;0));&quot;&quot;;VLOOKUP([.$A41];INDIRECT(&quot;$'&quot;&amp;[.B$1]&amp;&quot;'.A:B&quot;);2;0))">
            <text:p/>
          </table:table-cell>
          <table:table-cell table:formula="of:=IF(ISNA(VLOOKUP([.$A41];INDIRECT(&quot;$'&quot;&amp;[.C$1]&amp;&quot;'.A:B&quot;);2;0));&quot;&quot;;VLOOKUP([.$A41];INDIRECT(&quot;$'&quot;&amp;[.C$1]&amp;&quot;'.A:B&quot;);2;0))">
            <text:p/>
          </table:table-cell>
          <table:table-cell table:formula="of:=IF(ISNA(VLOOKUP([.$A41];INDIRECT(&quot;$'&quot;&amp;[.D$1]&amp;&quot;'.A:B&quot;);2;0));&quot;&quot;;VLOOKUP([.$A41];INDIRECT(&quot;$'&quot;&amp;[.D$1]&amp;&quot;'.A:B&quot;);2;0))">
            <text:p/>
          </table:table-cell>
          <table:table-cell table:formula="of:=IF(ISNA(VLOOKUP([.$A41];INDIRECT(&quot;$'&quot;&amp;[.E$1]&amp;&quot;'.A:B&quot;);2;0));&quot;&quot;;VLOOKUP([.$A41];INDIRECT(&quot;$'&quot;&amp;[.E$1]&amp;&quot;'.A:B&quot;);2;0))">
            <text:p/>
          </table:table-cell>
          <table:table-cell table:formula="of:=IF(ISNA(VLOOKUP([.$A41];INDIRECT(&quot;$'&quot;&amp;[.F$1]&amp;&quot;'.A:B&quot;);2;0));&quot;&quot;;VLOOKUP([.$A41];INDIRECT(&quot;$'&quot;&amp;[.F$1]&amp;&quot;'.A:B&quot;);2;0))">
            <text:p/>
          </table:table-cell>
          <table:table-cell table:formula="of:=IF(ISNA(VLOOKUP([.$A41];INDIRECT(&quot;$'&quot;&amp;[.G$1]&amp;&quot;'.A:B&quot;);2;0));&quot;&quot;;VLOOKUP([.$A41];INDIRECT(&quot;$'&quot;&amp;[.G$1]&amp;&quot;'.A:B&quot;);2;0))">
            <text:p/>
          </table:table-cell>
          <table:table-cell table:formula="of:=IF(ISNA(VLOOKUP([.$A41];INDIRECT(&quot;$'&quot;&amp;[.H$1]&amp;&quot;'.A:B&quot;);2;0));&quot;&quot;;VLOOKUP([.$A41];INDIRECT(&quot;$'&quot;&amp;[.H$1]&amp;&quot;'.A:B&quot;);2;0))" office:value-type="float" office:value="20" calcext:value-type="float">
            <text:p>20</text:p>
          </table:table-cell>
          <table:table-cell table:formula="of:=IF(ISNA(VLOOKUP([.$A41];INDIRECT(&quot;$'&quot;&amp;[.I$1]&amp;&quot;'.A:B&quot;);2;0));&quot;&quot;;VLOOKUP([.$A41];INDIRECT(&quot;$'&quot;&amp;[.I$1]&amp;&quot;'.A:B&quot;);2;0))">
            <text:p/>
          </table:table-cell>
        </table:table-row>
        <table:table-row table:style-name="ro1">
          <table:table-cell office:value-type="string" calcext:value-type="string">
            <text:p>Google Cloud Storage</text:p>
          </table:table-cell>
          <table:table-cell table:formula="of:=IF(ISNA(VLOOKUP([.$A42];INDIRECT(&quot;$'&quot;&amp;[.B$1]&amp;&quot;'.A:B&quot;);2;0));&quot;&quot;;VLOOKUP([.$A42];INDIRECT(&quot;$'&quot;&amp;[.B$1]&amp;&quot;'.A:B&quot;);2;0))">
            <text:p/>
          </table:table-cell>
          <table:table-cell table:formula="of:=IF(ISNA(VLOOKUP([.$A42];INDIRECT(&quot;$'&quot;&amp;[.C$1]&amp;&quot;'.A:B&quot;);2;0));&quot;&quot;;VLOOKUP([.$A42];INDIRECT(&quot;$'&quot;&amp;[.C$1]&amp;&quot;'.A:B&quot;);2;0))">
            <text:p/>
          </table:table-cell>
          <table:table-cell table:formula="of:=IF(ISNA(VLOOKUP([.$A42];INDIRECT(&quot;$'&quot;&amp;[.D$1]&amp;&quot;'.A:B&quot;);2;0));&quot;&quot;;VLOOKUP([.$A42];INDIRECT(&quot;$'&quot;&amp;[.D$1]&amp;&quot;'.A:B&quot;);2;0))">
            <text:p/>
          </table:table-cell>
          <table:table-cell table:formula="of:=IF(ISNA(VLOOKUP([.$A42];INDIRECT(&quot;$'&quot;&amp;[.E$1]&amp;&quot;'.A:B&quot;);2;0));&quot;&quot;;VLOOKUP([.$A42];INDIRECT(&quot;$'&quot;&amp;[.E$1]&amp;&quot;'.A:B&quot;);2;0))">
            <text:p/>
          </table:table-cell>
          <table:table-cell table:formula="of:=IF(ISNA(VLOOKUP([.$A42];INDIRECT(&quot;$'&quot;&amp;[.F$1]&amp;&quot;'.A:B&quot;);2;0));&quot;&quot;;VLOOKUP([.$A42];INDIRECT(&quot;$'&quot;&amp;[.F$1]&amp;&quot;'.A:B&quot;);2;0))">
            <text:p/>
          </table:table-cell>
          <table:table-cell table:formula="of:=IF(ISNA(VLOOKUP([.$A42];INDIRECT(&quot;$'&quot;&amp;[.G$1]&amp;&quot;'.A:B&quot;);2;0));&quot;&quot;;VLOOKUP([.$A42];INDIRECT(&quot;$'&quot;&amp;[.G$1]&amp;&quot;'.A:B&quot;);2;0))">
            <text:p/>
          </table:table-cell>
          <table:table-cell table:formula="of:=IF(ISNA(VLOOKUP([.$A42];INDIRECT(&quot;$'&quot;&amp;[.H$1]&amp;&quot;'.A:B&quot;);2;0));&quot;&quot;;VLOOKUP([.$A42];INDIRECT(&quot;$'&quot;&amp;[.H$1]&amp;&quot;'.A:B&quot;);2;0))" office:value-type="float" office:value="11" calcext:value-type="float">
            <text:p>11</text:p>
          </table:table-cell>
          <table:table-cell table:formula="of:=IF(ISNA(VLOOKUP([.$A42];INDIRECT(&quot;$'&quot;&amp;[.I$1]&amp;&quot;'.A:B&quot;);2;0));&quot;&quot;;VLOOKUP([.$A42];INDIRECT(&quot;$'&quot;&amp;[.I$1]&amp;&quot;'.A:B&quot;);2;0))">
            <text:p/>
          </table:table-cell>
        </table:table-row>
        <table:table-row table:style-name="ro1">
          <table:table-cell office:value-type="string" calcext:value-type="string">
            <text:p>Memcached</text:p>
          </table:table-cell>
          <table:table-cell table:formula="of:=IF(ISNA(VLOOKUP([.$A43];INDIRECT(&quot;$'&quot;&amp;[.B$1]&amp;&quot;'.A:B&quot;);2;0));&quot;&quot;;VLOOKUP([.$A43];INDIRECT(&quot;$'&quot;&amp;[.B$1]&amp;&quot;'.A:B&quot;);2;0))">
            <text:p/>
          </table:table-cell>
          <table:table-cell table:formula="of:=IF(ISNA(VLOOKUP([.$A43];INDIRECT(&quot;$'&quot;&amp;[.C$1]&amp;&quot;'.A:B&quot;);2;0));&quot;&quot;;VLOOKUP([.$A43];INDIRECT(&quot;$'&quot;&amp;[.C$1]&amp;&quot;'.A:B&quot;);2;0))">
            <text:p/>
          </table:table-cell>
          <table:table-cell table:formula="of:=IF(ISNA(VLOOKUP([.$A43];INDIRECT(&quot;$'&quot;&amp;[.D$1]&amp;&quot;'.A:B&quot;);2;0));&quot;&quot;;VLOOKUP([.$A43];INDIRECT(&quot;$'&quot;&amp;[.D$1]&amp;&quot;'.A:B&quot;);2;0))">
            <text:p/>
          </table:table-cell>
          <table:table-cell table:formula="of:=IF(ISNA(VLOOKUP([.$A43];INDIRECT(&quot;$'&quot;&amp;[.E$1]&amp;&quot;'.A:B&quot;);2;0));&quot;&quot;;VLOOKUP([.$A43];INDIRECT(&quot;$'&quot;&amp;[.E$1]&amp;&quot;'.A:B&quot;);2;0))">
            <text:p/>
          </table:table-cell>
          <table:table-cell table:formula="of:=IF(ISNA(VLOOKUP([.$A43];INDIRECT(&quot;$'&quot;&amp;[.F$1]&amp;&quot;'.A:B&quot;);2;0));&quot;&quot;;VLOOKUP([.$A43];INDIRECT(&quot;$'&quot;&amp;[.F$1]&amp;&quot;'.A:B&quot;);2;0))">
            <text:p/>
          </table:table-cell>
          <table:table-cell table:formula="of:=IF(ISNA(VLOOKUP([.$A43];INDIRECT(&quot;$'&quot;&amp;[.G$1]&amp;&quot;'.A:B&quot;);2;0));&quot;&quot;;VLOOKUP([.$A43];INDIRECT(&quot;$'&quot;&amp;[.G$1]&amp;&quot;'.A:B&quot;);2;0))">
            <text:p/>
          </table:table-cell>
          <table:table-cell table:formula="of:=IF(ISNA(VLOOKUP([.$A43];INDIRECT(&quot;$'&quot;&amp;[.H$1]&amp;&quot;'.A:B&quot;);2;0));&quot;&quot;;VLOOKUP([.$A43];INDIRECT(&quot;$'&quot;&amp;[.H$1]&amp;&quot;'.A:B&quot;);2;0))" office:value-type="float" office:value="12" calcext:value-type="float">
            <text:p>12</text:p>
          </table:table-cell>
          <table:table-cell table:formula="of:=IF(ISNA(VLOOKUP([.$A43];INDIRECT(&quot;$'&quot;&amp;[.I$1]&amp;&quot;'.A:B&quot;);2;0));&quot;&quot;;VLOOKUP([.$A43];INDIRECT(&quot;$'&quot;&amp;[.I$1]&amp;&quot;'.A:B&quot;);2;0))">
            <text:p/>
          </table:table-cell>
        </table:table-row>
        <table:table-row table:style-name="ro1">
          <table:table-cell office:value-type="string" calcext:value-type="string">
            <text:p>Microsoft Azure</text:p>
          </table:table-cell>
          <table:table-cell table:formula="of:=IF(ISNA(VLOOKUP([.$A44];INDIRECT(&quot;$'&quot;&amp;[.B$1]&amp;&quot;'.A:B&quot;);2;0));&quot;&quot;;VLOOKUP([.$A44];INDIRECT(&quot;$'&quot;&amp;[.B$1]&amp;&quot;'.A:B&quot;);2;0))">
            <text:p/>
          </table:table-cell>
          <table:table-cell table:formula="of:=IF(ISNA(VLOOKUP([.$A44];INDIRECT(&quot;$'&quot;&amp;[.C$1]&amp;&quot;'.A:B&quot;);2;0));&quot;&quot;;VLOOKUP([.$A44];INDIRECT(&quot;$'&quot;&amp;[.C$1]&amp;&quot;'.A:B&quot;);2;0))">
            <text:p/>
          </table:table-cell>
          <table:table-cell table:formula="of:=IF(ISNA(VLOOKUP([.$A44];INDIRECT(&quot;$'&quot;&amp;[.D$1]&amp;&quot;'.A:B&quot;);2;0));&quot;&quot;;VLOOKUP([.$A44];INDIRECT(&quot;$'&quot;&amp;[.D$1]&amp;&quot;'.A:B&quot;);2;0))">
            <text:p/>
          </table:table-cell>
          <table:table-cell table:formula="of:=IF(ISNA(VLOOKUP([.$A44];INDIRECT(&quot;$'&quot;&amp;[.E$1]&amp;&quot;'.A:B&quot;);2;0));&quot;&quot;;VLOOKUP([.$A44];INDIRECT(&quot;$'&quot;&amp;[.E$1]&amp;&quot;'.A:B&quot;);2;0))">
            <text:p/>
          </table:table-cell>
          <table:table-cell table:formula="of:=IF(ISNA(VLOOKUP([.$A44];INDIRECT(&quot;$'&quot;&amp;[.F$1]&amp;&quot;'.A:B&quot;);2;0));&quot;&quot;;VLOOKUP([.$A44];INDIRECT(&quot;$'&quot;&amp;[.F$1]&amp;&quot;'.A:B&quot;);2;0))">
            <text:p/>
          </table:table-cell>
          <table:table-cell table:formula="of:=IF(ISNA(VLOOKUP([.$A44];INDIRECT(&quot;$'&quot;&amp;[.G$1]&amp;&quot;'.A:B&quot;);2;0));&quot;&quot;;VLOOKUP([.$A44];INDIRECT(&quot;$'&quot;&amp;[.G$1]&amp;&quot;'.A:B&quot;);2;0))">
            <text:p/>
          </table:table-cell>
          <table:table-cell table:formula="of:=IF(ISNA(VLOOKUP([.$A44];INDIRECT(&quot;$'&quot;&amp;[.H$1]&amp;&quot;'.A:B&quot;);2;0));&quot;&quot;;VLOOKUP([.$A44];INDIRECT(&quot;$'&quot;&amp;[.H$1]&amp;&quot;'.A:B&quot;);2;0))" office:value-type="float" office:value="10" calcext:value-type="float">
            <text:p>10</text:p>
          </table:table-cell>
          <table:table-cell table:formula="of:=IF(ISNA(VLOOKUP([.$A44];INDIRECT(&quot;$'&quot;&amp;[.I$1]&amp;&quot;'.A:B&quot;);2;0));&quot;&quot;;VLOOKUP([.$A44];INDIRECT(&quot;$'&quot;&amp;[.I$1]&amp;&quot;'.A:B&quot;);2;0))">
            <text:p/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formula="of:=43-COUNTBLANK([.B2:.B44])" office:value-type="float" office:value="35" calcext:value-type="float">
            <text:p>35</text:p>
          </table:table-cell>
          <table:table-cell table:formula="of:=43-COUNTBLANK([.C2:.C44])" office:value-type="float" office:value="32" calcext:value-type="float">
            <text:p>32</text:p>
          </table:table-cell>
          <table:table-cell table:formula="of:=43-COUNTBLANK([.D2:.D44])" office:value-type="float" office:value="17" calcext:value-type="float">
            <text:p>17</text:p>
          </table:table-cell>
          <table:table-cell table:formula="of:=43-COUNTBLANK([.E2:.E44])" office:value-type="float" office:value="14" calcext:value-type="float">
            <text:p>14</text:p>
          </table:table-cell>
          <table:table-cell table:formula="of:=43-COUNTBLANK([.F2:.F44])" office:value-type="float" office:value="14" calcext:value-type="float">
            <text:p>14</text:p>
          </table:table-cell>
          <table:table-cell table:formula="of:=43-COUNTBLANK([.G2:.G44])" office:value-type="float" office:value="13" calcext:value-type="float">
            <text:p>13</text:p>
          </table:table-cell>
          <table:table-cell table:formula="of:=43-COUNTBLANK([.H2:.H44])" office:value-type="float" office:value="21" calcext:value-type="float">
            <text:p>21</text:p>
          </table:table-cell>
          <table:table-cell table:formula="of:=43-COUNTBLANK([.I2:.I44])" office:value-type="float" office:value="8" calcext:value-type="float">
            <text:p>8</text:p>
          </table:table-cell>
        </table:table-row>
      </table:table>
      <table:table table:name="chart" table:style-name="ta1">
        <table:table-column table:style-name="co2" table:default-cell-style-name="Default"/>
        <table:table-row table:style-name="ro1">
          <table:table-cell>
            <draw:frame draw:z-index="0" draw:style-name="gr1" draw:text-style-name="P1" svg:width="10.6843in" svg:height="6.0094in" svg:x="0in" svg:y="0in">
              <draw:object draw:notify-on-update-of-ranges="data.B1:data.I1 data.A2:data.A2 data.B2:data.I2 data.B1:data.I1 data.A3:data.A3 data.B3:data.I3 data.B1:data.I1 data.A4:data.A4 data.B4:data.I4 data.B1:data.I1 data.A5:data.A5 data.B5:data.I5 data.B1:data.I1 data.A6:data.A6 data.B6:data.I6 data.B1:data.I1 data.A7:data.A7 data.B7:data.I7 data.B1:data.I1 data.A8:data.A8 data.B8:data.I8 data.B1:data.I1 data.A9:data.A9 data.B9:data.I9 data.B1:data.I1 data.A10:data.A10 data.B10:data.I10 data.B1:data.I1 data.A11:data.A11 data.B11:data.I11 data.B1:data.I1 data.A12:data.A12 data.B12:data.I12 data.B1:data.I1 data.A13:data.A13 data.B13:data.I13 data.B1:data.I1 data.A14:data.A14 data.B14:data.I14 data.B1:data.I1 data.A15:data.A15 data.B15:data.I15 data.B1:data.I1 data.A16:data.A16 data.B16:data.I16 data.B1:data.I1 data.A17:data.A17 data.B17:data.I17 data.B1:data.I1 data.A18:data.A18 data.B18:data.I18 data.B1:data.I1 data.A19:data.A19 data.B19:data.I19 data.B1:data.I1 data.A20:data.A20 data.B20:data.I20 data.B1:data.I1 data.A21:data.A21 data.B21:data.I21 data.B1:data.I1 data.A22:data.A22 data.B22:data.I22 data.B1:data.I1 data.A23:data.A23 data.B23:data.I23 data.B1:data.I1 data.A24:data.A24 data.B24:data.I24 data.B1:data.I1 data.A25:data.A25 data.B25:data.I25 data.B1:data.I1 data.A26:data.A26 data.B26:data.I26 data.B1:data.I1 data.A27:data.A27 data.B27:data.I27 data.B1:data.I1 data.A28:data.A28 data.B28:data.I28 data.B1:data.I1 data.A29:data.A29 data.B29:data.I29 data.B1:data.I1 data.A30:data.A30 data.B30:data.I30 data.B1:data.I1 data.A31:data.A31 data.B31:data.I3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</table:table>
      <table:table table:name="2024" table:style-name="ta1"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ostgreSQ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urvey.stackoverflow.co/2024</text:p>
          </table:table-cell>
        </table:table-row>
        <table:table-row table:style-name="ro1">
          <table:table-cell office:value-type="string" calcext:value-type="string">
            <text:p>MySQL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Lit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soft SQL Server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goDB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i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aDB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asticsearch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acle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DynamoDB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base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ud Firestore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gQuery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soft Access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abase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mos DB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wflake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luxDB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sandra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bricks SQL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o4J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M DB2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ckhouse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ckDB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bird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ch DB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ckroachdb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chbase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to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mic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ntStoreDB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venDB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DB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</table:table>
      <table:table table:name="2023" table:style-name="ta1"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ostgreSQ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survey.stackoverflow.co/2023" xlink:type="simple">https://survey.stackoverflow.co/2023</text:a></text:p>
          </table:table-cell>
        </table:table-row>
        <table:table-row table:style-name="ro1">
          <table:table-cell office:value-type="string" calcext:value-type="string">
            <text:p>MySQL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Lit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goDB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soft SQL Server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i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aDB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asticsearch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acle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DynamoDB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base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ud Firestore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gQuery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soft Access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2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mos DB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abase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luxDB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sandra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wflake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o4J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M DB2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r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bird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ch DB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ckhouse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ckroachdb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chbase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ckDB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mic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venDB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DB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</table:table>
      <table:table table:name="2022" table:style-name="ta1"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MySQ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urvey.stackoverflow.co/2022</text:p>
          </table:table-cell>
        </table:table-row>
        <table:table-row table:style-name="ro1">
          <table:table-cell office:value-type="string" calcext:value-type="string">
            <text:p>PostgreSQL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Lit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goDB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soft SQL Server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i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aDB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asticsearch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acle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base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DynamoDB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ud Firestore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sandra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o4j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M DB2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chbase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ch DB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</table:table>
      <table:table table:name="2021" table:style-name="ta1"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MySQ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survey.stackoverflow.co/2021" xlink:type="simple">https://survey.stackoverflow.co/2021</text:a></text:p>
          </table:table-cell>
        </table:table-row>
        <table:table-row table:style-name="ro1">
          <table:table-cell office:value-type="string" calcext:value-type="string">
            <text:p>PostgreSQL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Lit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goDB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soft SQL Server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i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aDB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base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asticsearch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acle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DynamoDB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sandra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M DB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chbase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</table:table>
      <table:table table:name="2020" table:style-name="ta1">
        <table:table-column table:style-name="co7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MySQ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urvey.stackoverflow.co/2020</text:p>
          </table:table-cell>
        </table:table-row>
        <table:table-row table:style-name="ro1">
          <table:table-cell office:value-type="string" calcext:value-type="string">
            <text:p>PostgreSQL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soft SQL Server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Lit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goDB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i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aDB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acle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base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asticsearch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DynamoDB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sandra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M DB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chbase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</table:table>
      <table:table table:name="2019" table:style-name="ta1">
        <table:table-column table:style-name="co8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MySQ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urvey.stackoverflow.co/2019</text:p>
          </table:table-cell>
        </table:table-row>
        <table:table-row table:style-name="ro1">
          <table:table-cell office:value-type="string" calcext:value-type="string">
            <text:p>PostgreSQL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soft SQL Server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Lit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goDB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i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aDB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acle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asticsearch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base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DynamoDB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sandra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chbase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</table:table>
      <table:table table:name="2018" table:style-name="ta1">
        <table:table-column table:style-name="co9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MySQ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urvey.stackoverflow.co/2018</text:p>
          </table:table-cell>
        </table:table-row>
        <table:table-row table:style-name="ro1">
          <table:table-cell office:value-type="string" calcext:value-type="string">
            <text:p>Microsoft SQL Serve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greSQL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goDB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Lit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i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asticsearch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aDB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acle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soft Azure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gle Cloud Storage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mcached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DynamoDB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RDS/Aurora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sandra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M DB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o4j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Redshift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ache Hive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gle BigQuery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ache HBase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</table:table>
      <table:table table:name="2017" table:style-name="ta1">
        <table:table-column table:style-name="co10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MySQ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urvey.stackoverflow.co/2017</text:p>
          </table:table-cell>
        </table:table-row>
        <table:table-row table:style-name="ro1">
          <table:table-cell office:value-type="string" calcext:value-type="string">
            <text:p>Microsoft SQL Serve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Lit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greSQL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goDB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acle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is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sandra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data.A37:data.A4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2024'.A1:'2024'.XFD1048576" table:contains-header="false">
          <table:sort>
            <table:sort-by table:field-number="1" table:data-type="automatic"/>
          </table:sort>
        </table:database-range>
        <table:database-range table:name="__Anonymous_Sheet_DB__3" table:target-range-address="'2023'.A1:'2023'.XFD1048576" table:contains-header="false">
          <table:sort>
            <table:sort-by table:field-number="1" table:data-type="automatic"/>
          </table:sort>
        </table:database-range>
        <table:database-range table:name="__Anonymous_Sheet_DB__4" table:target-range-address="'2022'.A1:'2022'.XFD1048576" table:contains-header="false">
          <table:sort>
            <table:sort-by table:field-number="1" table:data-type="automatic"/>
          </table:sort>
        </table:database-range>
        <table:database-range table:name="__Anonymous_Sheet_DB__5" table:target-range-address="'2021'.A1:'2021'.XFD1048576" table:contains-header="false">
          <table:sort>
            <table:sort-by table:field-number="1" table:data-type="automatic"/>
          </table:sort>
        </table:database-range>
        <table:database-range table:name="__Anonymous_Sheet_DB__6" table:target-range-address="'2020'.A1:'2020'.XFD1048576" table:contains-header="false">
          <table:sort>
            <table:sort-by table:field-number="1" table:data-type="automatic"/>
          </table:sort>
        </table:database-range>
        <table:database-range table:name="__Anonymous_Sheet_DB__7" table:target-range-address="'2019'.A1:'2019'.XFD1048576" table:contains-header="false">
          <table:sort>
            <table:sort-by table:field-number="1" table:data-type="automatic"/>
          </table:sort>
        </table:database-range>
        <table:database-range table:name="__Anonymous_Sheet_DB__8" table:target-range-address="'2018'.A1:'2018'.XFD1048576" table:contains-header="false">
          <table:sort>
            <table:sort-by table:field-number="1" table:data-type="automatic"/>
          </table:sort>
        </table:database-range>
        <table:database-range table:name="__Anonymous_Sheet_DB__9" table:target-range-address="'2017'.A1:'2017'.XFD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3">00/00/0000</text:date>, <text:time style:data-style-name="N2" text:time-value="08:37:29.7199373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step-center-x"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2017" chart:maximum="2024" chart:origin="0" chart:reverse-direction="false" text:line-break="false" loext:try-staggering-first="false" chart:link-data-style-to-source="true" chart:axis-position="30" chart:axis-label-position="near-axis-other-side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true" chart:minimum="1" chart:maximum="30" chart:origin="30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3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31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32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33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34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35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36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37" style:family="chart">
      <style:graphic-properties draw:stroke="solid" svg:stroke-color="#b3b3b3" draw:fill="none" draw:fill-color="#e6e6e6"/>
    </style:style>
    <style:style style:name="ch38" style:family="chart">
      <style:graphic-properties svg:stroke-color="#b3b3b3" draw:fill-color="#cccccc"/>
    </style:style>
  </office:automatic-styles>
  <office:body>
    <office:chart>
      <chart:chart svg:width="27.139cm" svg:height="15.265cm" xlink:href=".." xlink:type="simple" chart:class="chart:scatter" chart:style-name="ch1">
        <chart:legend chart:legend-position="bottom" svg:x="2.877cm" svg:y="12.674cm" style:legend-expansion="wide" chart:style-name="ch2"/>
        <chart:plot-area chart:style-name="ch3" table:cell-range-address="data.B1:data.I31 data.A2:data.A31" chart:data-source-has-labels="column" svg:x="0.542cm" svg:y="0.305cm" svg:width="26.055cm" svg:height="11.88cm">
          <chart:coordinate-region svg:x="1.164cm" svg:y="0.504cm" svg:width="25.062cm" svg:height="11.184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data.B2:data.I2" chart:label-cell-address="data.A2:data.A2" chart:class="chart:scatter">
            <chart:domain table:cell-range-address="data.B1:data.I1"/>
            <chart:data-point chart:repeated="8"/>
          </chart:series>
          <chart:series chart:style-name="ch8" chart:values-cell-range-address="data.B3:data.I3" chart:label-cell-address="data.A3:data.A3" chart:class="chart:scatter">
            <chart:data-point chart:repeated="8"/>
          </chart:series>
          <chart:series chart:style-name="ch9" chart:values-cell-range-address="data.B4:data.I4" chart:label-cell-address="data.A4:data.A4" chart:class="chart:scatter">
            <chart:data-point chart:repeated="8"/>
          </chart:series>
          <chart:series chart:style-name="ch10" chart:values-cell-range-address="data.B5:data.I5" chart:label-cell-address="data.A5:data.A5" chart:class="chart:scatter">
            <chart:data-point chart:repeated="8"/>
          </chart:series>
          <chart:series chart:style-name="ch11" chart:values-cell-range-address="data.B6:data.I6" chart:label-cell-address="data.A6:data.A6" chart:class="chart:scatter">
            <chart:data-point chart:repeated="8"/>
          </chart:series>
          <chart:series chart:style-name="ch12" chart:values-cell-range-address="data.B7:data.I7" chart:label-cell-address="data.A7:data.A7" chart:class="chart:scatter">
            <chart:data-point chart:repeated="8"/>
          </chart:series>
          <chart:series chart:style-name="ch13" chart:values-cell-range-address="data.B8:data.I8" chart:label-cell-address="data.A8:data.A8" chart:class="chart:scatter">
            <chart:data-point chart:repeated="8"/>
          </chart:series>
          <chart:series chart:style-name="ch14" chart:values-cell-range-address="data.B9:data.I9" chart:label-cell-address="data.A9:data.A9" chart:class="chart:scatter">
            <chart:data-point chart:repeated="8"/>
          </chart:series>
          <chart:series chart:style-name="ch15" chart:values-cell-range-address="data.B10:data.I10" chart:label-cell-address="data.A10:data.A10" chart:class="chart:scatter">
            <chart:data-point chart:repeated="8"/>
          </chart:series>
          <chart:series chart:style-name="ch16" chart:values-cell-range-address="data.B11:data.I11" chart:label-cell-address="data.A11:data.A11" chart:class="chart:scatter">
            <chart:data-point chart:repeated="8"/>
          </chart:series>
          <chart:series chart:style-name="ch17" chart:values-cell-range-address="data.B12:data.I12" chart:label-cell-address="data.A12:data.A12" chart:class="chart:scatter">
            <chart:data-point chart:repeated="8"/>
          </chart:series>
          <chart:series chart:style-name="ch18" chart:values-cell-range-address="data.B13:data.I13" chart:label-cell-address="data.A13:data.A13" chart:class="chart:scatter">
            <chart:data-point chart:repeated="8"/>
          </chart:series>
          <chart:series chart:style-name="ch19" chart:values-cell-range-address="data.B14:data.I14" chart:label-cell-address="data.A14:data.A14" chart:class="chart:scatter">
            <chart:data-point chart:repeated="8"/>
          </chart:series>
          <chart:series chart:style-name="ch20" chart:values-cell-range-address="data.B15:data.I15" chart:label-cell-address="data.A15:data.A15" chart:class="chart:scatter">
            <chart:data-point chart:repeated="8"/>
          </chart:series>
          <chart:series chart:style-name="ch21" chart:values-cell-range-address="data.B16:data.I16" chart:label-cell-address="data.A16:data.A16" chart:class="chart:scatter">
            <chart:data-point chart:repeated="8"/>
          </chart:series>
          <chart:series chart:style-name="ch22" chart:values-cell-range-address="data.B17:data.I17" chart:label-cell-address="data.A17:data.A17" chart:class="chart:scatter">
            <chart:data-point chart:repeated="8"/>
          </chart:series>
          <chart:series chart:style-name="ch23" chart:values-cell-range-address="data.B18:data.I18" chart:label-cell-address="data.A18:data.A18" chart:class="chart:scatter">
            <chart:data-point chart:repeated="8"/>
          </chart:series>
          <chart:series chart:style-name="ch24" chart:values-cell-range-address="data.B19:data.I19" chart:label-cell-address="data.A19:data.A19" chart:class="chart:scatter">
            <chart:data-point chart:repeated="8"/>
          </chart:series>
          <chart:series chart:style-name="ch25" chart:values-cell-range-address="data.B20:data.I20" chart:label-cell-address="data.A20:data.A20" chart:class="chart:scatter">
            <chart:data-point chart:repeated="8"/>
          </chart:series>
          <chart:series chart:style-name="ch26" chart:values-cell-range-address="data.B21:data.I21" chart:label-cell-address="data.A21:data.A21" chart:class="chart:scatter">
            <chart:data-point chart:repeated="8"/>
          </chart:series>
          <chart:series chart:style-name="ch27" chart:values-cell-range-address="data.B22:data.I22" chart:label-cell-address="data.A22:data.A22" chart:class="chart:scatter">
            <chart:data-point chart:repeated="8"/>
          </chart:series>
          <chart:series chart:style-name="ch28" chart:values-cell-range-address="data.B23:data.I23" chart:label-cell-address="data.A23:data.A23" chart:class="chart:scatter">
            <chart:data-point chart:repeated="8"/>
          </chart:series>
          <chart:series chart:style-name="ch29" chart:values-cell-range-address="data.B24:data.I24" chart:label-cell-address="data.A24:data.A24" chart:class="chart:scatter">
            <chart:data-point chart:repeated="8"/>
          </chart:series>
          <chart:series chart:style-name="ch30" chart:values-cell-range-address="data.B25:data.I25" chart:label-cell-address="data.A25:data.A25" chart:class="chart:scatter">
            <chart:data-point chart:repeated="8"/>
          </chart:series>
          <chart:series chart:style-name="ch31" chart:values-cell-range-address="data.B26:data.I26" chart:label-cell-address="data.A26:data.A26" chart:class="chart:scatter">
            <chart:data-point chart:repeated="8"/>
          </chart:series>
          <chart:series chart:style-name="ch32" chart:values-cell-range-address="data.B27:data.I27" chart:label-cell-address="data.A27:data.A27" chart:class="chart:scatter">
            <chart:data-point chart:repeated="8"/>
          </chart:series>
          <chart:series chart:style-name="ch33" chart:values-cell-range-address="data.B28:data.I28" chart:label-cell-address="data.A28:data.A28" chart:class="chart:scatter">
            <chart:data-point chart:repeated="8"/>
          </chart:series>
          <chart:series chart:style-name="ch34" chart:values-cell-range-address="data.B29:data.I29" chart:label-cell-address="data.A29:data.A29" chart:class="chart:scatter">
            <chart:data-point chart:repeated="8"/>
          </chart:series>
          <chart:series chart:style-name="ch35" chart:values-cell-range-address="data.B30:data.I30" chart:label-cell-address="data.A30:data.A30" chart:class="chart:scatter">
            <chart:data-point chart:repeated="8"/>
          </chart:series>
          <chart:series chart:style-name="ch36" chart:values-cell-range-address="data.B31:data.I31" chart:label-cell-address="data.A31:data.A31" chart:class="chart:scatter">
            <chart:data-point chart:repeated="8"/>
          </chart:series>
          <chart:wall chart:style-name="ch37"/>
          <chart:floor chart:style-name="ch3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2024">
                <text:p>2024</text:p>
                <draw:g>
                  <svg:desc>data.B1:data.I1</svg:desc>
                </draw:g>
              </table:table-cell>
              <table:table-cell office:value-type="float" office:value="2023">
                <text:p>2023</text:p>
              </table:table-cell>
              <table:table-cell office:value-type="float" office:value="2022">
                <text:p>2022</text:p>
              </table:table-cell>
              <table:table-cell office:value-type="float" office:value="2021">
                <text:p>2021</text:p>
              </table:table-cell>
              <table:table-cell office:value-type="float" office:value="2020">
                <text:p>2020</text:p>
              </table:table-cell>
              <table:table-cell office:value-type="float" office:value="2019">
                <text:p>2019</text:p>
              </table:table-cell>
              <table:table-cell office:value-type="float" office:value="2018">
                <text:p>2018</text:p>
              </table:table-cell>
              <table:table-cell office:value-type="float" office:value="2017">
                <text:p>2017</text:p>
              </table:table-cell>
            </table:table-row>
            <table:table-row>
              <table:table-cell office:value-type="string">
                <text:p>PostgreSQL</text:p>
                <draw:g>
                  <svg:desc>data.A2:data.A2</svg:desc>
                </draw:g>
              </table:table-cell>
              <table:table-cell office:value-type="float" office:value="1">
                <text:p>1</text:p>
                <draw:g>
                  <svg:desc>data.B2:data.I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MySQL</text:p>
                <draw:g>
                  <svg:desc>data.A3:data.A3</svg:desc>
                </draw:g>
              </table:table-cell>
              <table:table-cell office:value-type="float" office:value="2">
                <text:p>2</text:p>
                <draw:g>
                  <svg:desc>data.B3:data.I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QLite</text:p>
                <draw:g>
                  <svg:desc>data.A4:data.A4</svg:desc>
                </draw:g>
              </table:table-cell>
              <table:table-cell office:value-type="float" office:value="3">
                <text:p>3</text:p>
                <draw:g>
                  <svg:desc>data.B4:data.I4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icrosoft SQL Server</text:p>
                <draw:g>
                  <svg:desc>data.A5:data.A5</svg:desc>
                </draw:g>
              </table:table-cell>
              <table:table-cell office:value-type="float" office:value="4">
                <text:p>4</text:p>
                <draw:g>
                  <svg:desc>data.B5:data.I5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ongoDB</text:p>
                <draw:g>
                  <svg:desc>data.A6:data.A6</svg:desc>
                </draw:g>
              </table:table-cell>
              <table:table-cell office:value-type="float" office:value="5">
                <text:p>5</text:p>
                <draw:g>
                  <svg:desc>data.B6:data.I6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edis</text:p>
                <draw:g>
                  <svg:desc>data.A7:data.A7</svg:desc>
                </draw:g>
              </table:table-cell>
              <table:table-cell office:value-type="float" office:value="6">
                <text:p>6</text:p>
                <draw:g>
                  <svg:desc>data.B7:data.I7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MariaDB</text:p>
                <draw:g>
                  <svg:desc>data.A8:data.A8</svg:desc>
                </draw:g>
              </table:table-cell>
              <table:table-cell office:value-type="float" office:value="7">
                <text:p>7</text:p>
                <draw:g>
                  <svg:desc>data.B8:data.I8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lasticsearch</text:p>
                <draw:g>
                  <svg:desc>data.A9:data.A9</svg:desc>
                </draw:g>
              </table:table-cell>
              <table:table-cell office:value-type="float" office:value="8">
                <text:p>8</text:p>
                <draw:g>
                  <svg:desc>data.B9:data.I9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acle</text:p>
                <draw:g>
                  <svg:desc>data.A10:data.A10</svg:desc>
                </draw:g>
              </table:table-cell>
              <table:table-cell office:value-type="float" office:value="9">
                <text:p>9</text:p>
                <draw:g>
                  <svg:desc>data.B10:data.I10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Amazon DynamoDB</text:p>
                <draw:g>
                  <svg:desc>data.A11:data.A11</svg:desc>
                </draw:g>
              </table:table-cell>
              <table:table-cell office:value-type="float" office:value="10">
                <text:p>10</text:p>
                <draw:g>
                  <svg:desc>data.B11:data.I11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rebase</text:p>
                <draw:g>
                  <svg:desc>data.A12:data.A12</svg:desc>
                </draw:g>
              </table:table-cell>
              <table:table-cell office:value-type="float" office:value="11">
                <text:p>11</text:p>
                <draw:g>
                  <svg:desc>data.B12:data.I12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loud Firestore</text:p>
                <draw:g>
                  <svg:desc>data.A13:data.A13</svg:desc>
                </draw:g>
              </table:table-cell>
              <table:table-cell office:value-type="float" office:value="12">
                <text:p>12</text:p>
                <draw:g>
                  <svg:desc>data.B13:data.I13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igQuery</text:p>
                <draw:g>
                  <svg:desc>data.A14:data.A14</svg:desc>
                </draw:g>
              </table:table-cell>
              <table:table-cell office:value-type="float" office:value="13">
                <text:p>13</text:p>
                <draw:g>
                  <svg:desc>data.B14:data.I14</svg:desc>
                </draw:g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icrosoft Access</text:p>
                <draw:g>
                  <svg:desc>data.A15:data.A15</svg:desc>
                </draw:g>
              </table:table-cell>
              <table:table-cell office:value-type="float" office:value="14">
                <text:p>14</text:p>
                <draw:g>
                  <svg:desc>data.B15:data.I15</svg:desc>
                </draw:g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pabase</text:p>
                <draw:g>
                  <svg:desc>data.A16:data.A16</svg:desc>
                </draw:g>
              </table:table-cell>
              <table:table-cell office:value-type="float" office:value="15">
                <text:p>15</text:p>
                <draw:g>
                  <svg:desc>data.B16:data.I16</svg:desc>
                </draw:g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2</text:p>
                <draw:g>
                  <svg:desc>data.A17:data.A17</svg:desc>
                </draw:g>
              </table:table-cell>
              <table:table-cell office:value-type="float" office:value="16">
                <text:p>16</text:p>
                <draw:g>
                  <svg:desc>data.B17:data.I17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smos DB</text:p>
                <draw:g>
                  <svg:desc>data.A18:data.A18</svg:desc>
                </draw:g>
              </table:table-cell>
              <table:table-cell office:value-type="float" office:value="17">
                <text:p>17</text:p>
                <draw:g>
                  <svg:desc>data.B18:data.I18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nowflake</text:p>
                <draw:g>
                  <svg:desc>data.A19:data.A19</svg:desc>
                </draw:g>
              </table:table-cell>
              <table:table-cell office:value-type="float" office:value="18">
                <text:p>18</text:p>
                <draw:g>
                  <svg:desc>data.B19:data.I19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fluxDB</text:p>
                <draw:g>
                  <svg:desc>data.A20:data.A20</svg:desc>
                </draw:g>
              </table:table-cell>
              <table:table-cell office:value-type="float" office:value="19">
                <text:p>19</text:p>
                <draw:g>
                  <svg:desc>data.B20:data.I20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ssandra</text:p>
                <draw:g>
                  <svg:desc>data.A21:data.A21</svg:desc>
                </draw:g>
              </table:table-cell>
              <table:table-cell office:value-type="float" office:value="20">
                <text:p>20</text:p>
                <draw:g>
                  <svg:desc>data.B21:data.I21</svg:desc>
                </draw:g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Databricks SQL</text:p>
                <draw:g>
                  <svg:desc>data.A22:data.A22</svg:desc>
                </draw:g>
              </table:table-cell>
              <table:table-cell office:value-type="float" office:value="21">
                <text:p>21</text:p>
                <draw:g>
                  <svg:desc>data.B22:data.I2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eo4J</text:p>
                <draw:g>
                  <svg:desc>data.A23:data.A23</svg:desc>
                </draw:g>
              </table:table-cell>
              <table:table-cell office:value-type="float" office:value="22">
                <text:p>22</text:p>
                <draw:g>
                  <svg:desc>data.B23:data.I23</svg:desc>
                </draw:g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BM DB2</text:p>
                <draw:g>
                  <svg:desc>data.A24:data.A24</svg:desc>
                </draw:g>
              </table:table-cell>
              <table:table-cell office:value-type="float" office:value="23">
                <text:p>23</text:p>
                <draw:g>
                  <svg:desc>data.B24:data.I24</svg:desc>
                </draw:g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lickhouse</text:p>
                <draw:g>
                  <svg:desc>data.A25:data.A25</svg:desc>
                </draw:g>
              </table:table-cell>
              <table:table-cell office:value-type="float" office:value="24">
                <text:p>24</text:p>
                <draw:g>
                  <svg:desc>data.B25:data.I25</svg:desc>
                </draw:g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olr</text:p>
                <draw:g>
                  <svg:desc>data.A26:data.A26</svg:desc>
                </draw:g>
              </table:table-cell>
              <table:table-cell office:value-type="float" office:value="25">
                <text:p>25</text:p>
                <draw:g>
                  <svg:desc>data.B26:data.I26</svg:desc>
                </draw:g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uckDB</text:p>
                <draw:g>
                  <svg:desc>data.A27:data.A27</svg:desc>
                </draw:g>
              </table:table-cell>
              <table:table-cell office:value-type="float" office:value="26">
                <text:p>26</text:p>
                <draw:g>
                  <svg:desc>data.B27:data.I27</svg:desc>
                </draw:g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rebird</text:p>
                <draw:g>
                  <svg:desc>data.A28:data.A28</svg:desc>
                </draw:g>
              </table:table-cell>
              <table:table-cell office:value-type="float" office:value="27">
                <text:p>27</text:p>
                <draw:g>
                  <svg:desc>data.B28:data.I28</svg:desc>
                </draw:g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uch DB</text:p>
                <draw:g>
                  <svg:desc>data.A29:data.A29</svg:desc>
                </draw:g>
              </table:table-cell>
              <table:table-cell office:value-type="float" office:value="28">
                <text:p>28</text:p>
                <draw:g>
                  <svg:desc>data.B29:data.I29</svg:desc>
                </draw:g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ckroachDB</text:p>
                <draw:g>
                  <svg:desc>data.A30:data.A30</svg:desc>
                </draw:g>
              </table:table-cell>
              <table:table-cell office:value-type="float" office:value="29">
                <text:p>29</text:p>
                <draw:g>
                  <svg:desc>data.B30:data.I30</svg:desc>
                </draw:g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uchbase</text:p>
                <draw:g>
                  <svg:desc>data.A31:data.A31</svg:desc>
                </draw:g>
              </table:table-cell>
              <table:table-cell office:value-type="float" office:value="30">
                <text:p>30</text:p>
                <draw:g>
                  <svg:desc>data.B31:data.I31</svg:desc>
                </draw:g>
              </table:table-cell>
              <table:table-cell office:value-type="float" office:value="28">
                <text:p>28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